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384cm"/>
    </style:style>
    <style:style style:name="Table1.B" style:family="table-column">
      <style:table-column-properties style:column-width="0.192cm"/>
    </style:style>
    <style:style style:name="Table1.C" style:family="table-column">
      <style:table-column-properties style:column-width="1.96cm"/>
    </style:style>
    <style:style style:name="Table1.D" style:family="table-column">
      <style:table-column-properties style:column-width="2.46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482cm"/>
    </style:style>
    <style:style style:name="Table2.B" style:family="table-column">
      <style:table-column-properties style:column-width="0.192cm"/>
    </style:style>
    <style:style style:name="Table2.C" style:family="table-column">
      <style:table-column-properties style:column-width="1.328cm"/>
    </style:style>
    <style:style style:name="Table2.D" style:family="table-column">
      <style:table-column-properties style:column-width="10.998cm"/>
    </style:style>
    <style:style style:name="Table2.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7.606cm"/>
    </style:style>
    <style:style style:name="Table4.B" style:family="table-column">
      <style:table-column-properties style:column-width="0.192cm"/>
    </style:style>
    <style:style style:name="Table4.C" style:family="table-column">
      <style:table-column-properties style:column-width="1.526cm"/>
    </style:style>
    <style:style style:name="Table4.D" style:family="table-column">
      <style:table-column-properties style:column-width="7.6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2.783cm"/>
    </style:style>
    <style:style style:name="Table5.B" style:family="table-column">
      <style:table-column-properties style:column-width="0.192cm"/>
    </style:style>
    <style:style style:name="Table5.C" style:family="table-column">
      <style:table-column-properties style:column-width="1.561cm"/>
    </style:style>
    <style:style style:name="Table5.D" style:family="table-column">
      <style:table-column-properties style:column-width="2.46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136cm"/>
    </style:style>
    <style:style style:name="Table6.B" style:family="table-column">
      <style:table-column-properties style:column-width="0.192cm"/>
    </style:style>
    <style:style style:name="Table6.C" style:family="table-column">
      <style:table-column-properties style:column-width="1.335cm"/>
    </style:style>
    <style:style style:name="Table6.D" style:family="table-column">
      <style:table-column-properties style:column-width="12.33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4.228cm"/>
    </style:style>
    <style:style style:name="Table7.B" style:family="table-column">
      <style:table-column-properties style:column-width="0.192cm"/>
    </style:style>
    <style:style style:name="Table7.C" style:family="table-column">
      <style:table-column-properties style:column-width="1.619cm"/>
    </style:style>
    <style:style style:name="Table7.D" style:family="table-column">
      <style:table-column-properties style:column-width="10.961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2.088cm"/>
    </style:style>
    <style:style style:name="Table8.B" style:family="table-column">
      <style:table-column-properties style:column-width="0.192cm"/>
    </style:style>
    <style:style style:name="Table8.C" style:family="table-column">
      <style:table-column-properties style:column-width="1.623cm"/>
    </style:style>
    <style:style style:name="Table8.D" style:family="table-column">
      <style:table-column-properties style:column-width="13.09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33cm"/>
    </style:style>
    <style:style style:name="Table9.B" style:family="table-column">
      <style:table-column-properties style:column-width="0.192cm"/>
    </style:style>
    <style:style style:name="Table9.C" style:family="table-column">
      <style:table-column-properties style:column-width="1.36cm"/>
    </style:style>
    <style:style style:name="Table9.D" style:family="table-column">
      <style:table-column-properties style:column-width="12.118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4.387cm"/>
    </style:style>
    <style:style style:name="Table10.B" style:family="table-column">
      <style:table-column-properties style:column-width="0.192cm"/>
    </style:style>
    <style:style style:name="Table10.C" style:family="table-column">
      <style:table-column-properties style:column-width="1.332cm"/>
    </style:style>
    <style:style style:name="Table10.D" style:family="table-column">
      <style:table-column-properties style:column-width="11.09cm"/>
    </style:style>
    <style:style style:name="Table10.A1" style:family="table-cell">
      <style:table-cell-properties style:vertical-align="middle" fo:padding="0.049cm" fo:border="none"/>
    </style:style>
    <style:style style:name="Table11" style:family="table">
      <style:table-properties style:width="14.339cm" table:align="left"/>
    </style:style>
    <style:style style:name="Table11.A" style:family="table-column">
      <style:table-column-properties style:column-width="2.529cm"/>
    </style:style>
    <style:style style:name="Table11.B" style:family="table-column">
      <style:table-column-properties style:column-width="0.192cm"/>
    </style:style>
    <style:style style:name="Table11.C" style:family="table-column">
      <style:table-column-properties style:column-width="1.998cm"/>
    </style:style>
    <style:style style:name="Table11.D" style:family="table-column">
      <style:table-column-properties style:column-width="9.618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6.632cm"/>
    </style:style>
    <style:style style:name="Table12.B" style:family="table-column">
      <style:table-column-properties style:column-width="0.192cm"/>
    </style:style>
    <style:style style:name="Table12.C" style:family="table-column">
      <style:table-column-properties style:column-width="1.298cm"/>
    </style:style>
    <style:style style:name="Table12.D" style:family="table-column">
      <style:table-column-properties style:column-width="8.878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917cm"/>
    </style:style>
    <style:style style:name="Table13.B" style:family="table-column">
      <style:table-column-properties style:column-width="0.192cm"/>
    </style:style>
    <style:style style:name="Table13.C" style:family="table-column">
      <style:table-column-properties style:column-width="1.803cm"/>
    </style:style>
    <style:style style:name="Table13.D" style:family="table-column">
      <style:table-column-properties style:column-width="12.08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8.158cm"/>
    </style:style>
    <style:style style:name="Table14.B" style:family="table-column">
      <style:table-column-properties style:column-width="0.192cm"/>
    </style:style>
    <style:style style:name="Table14.C" style:family="table-column">
      <style:table-column-properties style:column-width="1.363cm"/>
    </style:style>
    <style:style style:name="Table14.D" style:family="table-column">
      <style:table-column-properties style:column-width="7.287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2.566cm"/>
    </style:style>
    <style:style style:name="Table15.B" style:family="table-column">
      <style:table-column-properties style:column-width="0.192cm"/>
    </style:style>
    <style:style style:name="Table15.C" style:family="table-column">
      <style:table-column-properties style:column-width="1.393cm"/>
    </style:style>
    <style:style style:name="Table15.D" style:family="table-column">
      <style:table-column-properties style:column-width="12.848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4.135cm"/>
    </style:style>
    <style:style style:name="Table16.B" style:family="table-column">
      <style:table-column-properties style:column-width="0.192cm"/>
    </style:style>
    <style:style style:name="Table16.C" style:family="table-column">
      <style:table-column-properties style:column-width="1.256cm"/>
    </style:style>
    <style:style style:name="Table16.D" style:family="table-column">
      <style:table-column-properties style:column-width="11.418cm"/>
    </style:style>
    <style:style style:name="Table16.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4.733cm"/>
    </style:style>
    <style:style style:name="Table3.B" style:family="table-column">
      <style:table-column-properties style:column-width="0.192cm"/>
    </style:style>
    <style:style style:name="Table3.C" style:family="table-column">
      <style:table-column-properties style:column-width="1.295cm"/>
    </style:style>
    <style:style style:name="Table3.D" style:family="table-column">
      <style:table-column-properties style:column-width="10.781cm"/>
    </style:style>
    <style:style style:name="Table3.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769cm"/>
    </style:style>
    <style:style style:name="Table17.B" style:family="table-column">
      <style:table-column-properties style:column-width="0.192cm"/>
    </style:style>
    <style:style style:name="Table17.C" style:family="table-column">
      <style:table-column-properties style:column-width="1.351cm"/>
    </style:style>
    <style:style style:name="Table17.D" style:family="table-column">
      <style:table-column-properties style:column-width="13.688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796cm"/>
    </style:style>
    <style:style style:name="Table18.B" style:family="table-column">
      <style:table-column-properties style:column-width="0.192cm"/>
    </style:style>
    <style:style style:name="Table18.C" style:family="table-column">
      <style:table-column-properties style:column-width="1.372cm"/>
    </style:style>
    <style:style style:name="Table18.D" style:family="table-column">
      <style:table-column-properties style:column-width="13.64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6.567cm"/>
    </style:style>
    <style:style style:name="Table19.B" style:family="table-column">
      <style:table-column-properties style:column-width="0.192cm"/>
    </style:style>
    <style:style style:name="Table19.C" style:family="table-column">
      <style:table-column-properties style:column-width="1.415cm"/>
    </style:style>
    <style:style style:name="Table19.D" style:family="table-column">
      <style:table-column-properties style:column-width="8.827cm"/>
    </style:style>
    <style:style style:name="Table19.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style:line-height-at-least="0.556cm" fo:padding="0cm" fo:border="none"/>
    </style:style>
    <style:style style:name="P3" style:family="paragraph" style:parent-style-name="Table_20_Contents">
      <style:paragraph-properties style:line-height-at-least="0.556cm" fo:text-align="start" style:justify-single-word="false" fo:padding="0cm" fo:border="none"/>
    </style:style>
    <style:style style:name="P4"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style:text-line-through-style="none" fo:font-size="12.75pt" fo:letter-spacing="normal" fo:font-style="normal" style:text-underline-style="none" fo:font-weight="normal" style:text-blinking="false"/>
    </style:style>
    <style:style style:name="P5"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style>
    <style:style style:name="P6" style:family="paragraph" style:parent-style-name="Heading_20_3">
      <style:text-properties fo:font-variant="normal" fo:text-transform="none" fo:color="#333333" style:font-name="Helvetica Neue" fo:font-size="18pt" fo:letter-spacing="normal" fo:font-style="normal" fo:font-weight="bold"/>
    </style:style>
    <style:style style:name="P7" style:family="paragraph" style:parent-style-name="Heading_20_3">
      <style:paragraph-properties fo:break-before="page"/>
      <style:text-properties fo:font-variant="normal" fo:text-transform="none" fo:color="#333333" style:font-name="Helvetica Neue" fo:font-size="18pt" fo:letter-spacing="normal" fo:font-style="normal" fo:font-weight="bold"/>
    </style:style>
    <style:style style:name="P8" style:family="paragraph" style:parent-style-name="Table_20_Heading">
      <style:text-properties fo:font-size="2pt" style:font-size-asian="2pt" style:font-size-complex="2pt"/>
    </style:style>
    <style:style style:name="P9" style:family="paragraph" style:parent-style-name="Table_20_Heading">
      <style:paragraph-properties style:line-height-at-least="0.556cm" fo:text-align="start" style:justify-single-word="false" fo:padding="0cm" fo:border="none"/>
      <style:text-properties fo:font-weight="bold"/>
    </style:style>
    <style:style style:name="P10" style:family="paragraph" style:parent-style-name="Text_20_body">
      <style:paragraph-properties fo:margin-left="0cm" fo:margin-right="0cm" fo:margin-top="0cm" fo:margin-bottom="0cm" style:line-height-at-least="0.741cm" fo:text-indent="0cm" style:auto-text-indent="false" fo:padding="0cm" fo:border="none"/>
      <style:text-properties fo:font-variant="normal" fo:text-transform="none" fo:color="#333333" style:font-name="Helvetica Neue" fo:font-size="10.5pt" fo:letter-spacing="normal" fo:font-style="normal" fo:font-weight="normal"/>
    </style:style>
    <style:style style:name="P11" style:family="paragraph" style:parent-style-name="Text_20_body">
      <style:paragraph-properties fo:margin-left="0cm" fo:margin-right="0cm" fo:margin-top="0cm" fo:margin-bottom="0.265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normal"/>
    </style:style>
    <style:style style:name="P12" style:family="paragraph" style:parent-style-name="Text_20_body" style:list-style-name="L1">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2">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3">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15" style:family="paragraph" style:parent-style-name="Text_20_body">
      <style:paragraph-properties fo:margin-left="0cm" fo:margin-right="0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bold"/>
    </style:style>
    <style:style style:name="P16" style:family="paragraph" style:parent-style-name="Text_20_body" style:list-style-name="L1">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17" style:family="paragraph" style:parent-style-name="Text_20_body" style:list-style-name="L2">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18" style:family="paragraph" style:parent-style-name="Text_20_body" style:list-style-name="L3">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style:font-name="MathJax Math" fo:font-size="9pt" fo:font-style="italic"/>
    </style:style>
    <style:style style:name="T4" style:family="text">
      <style:text-properties style:font-name="MathJax Math" fo:font-style="italic"/>
    </style:style>
    <style:style style:name="T5" style:family="text">
      <style:text-properties style:font-name="MathJax Main"/>
    </style:style>
    <style:style style:name="T6" style:family="text">
      <style:text-properties fo:font-variant="normal" fo:text-transform="none" style:text-line-through-style="none" style:font-name="MathJax Main" fo:font-size="12.75pt" fo:letter-spacing="normal" fo:font-style="normal" style:text-underline-style="none" fo:font-weight="normal" style:text-blinking="false"/>
    </style:style>
    <style:style style:name="T7" style:family="text">
      <style:text-properties fo:font-variant="normal" fo:text-transform="none" style:text-line-through-style="none" fo:letter-spacing="normal"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Question 1</text:h>
      <text:p text:style-name="P10">Consider the table below describing a data set of individuals who have registered to volunteer at a public school. <text:line-break/><text:line-break/><draw:frame draw:style-name="fr2" draw:name="graphics1" text:anchor-type="as-char" svg:width="16.272cm" svg:height="2.646cm" draw:z-index="0"><draw:image xlink:href="https://d396qusza40orc.cloudfront.net/statistics%2Fimages%2FQuiz1images%2FQuiz1Q1V1q.jpg" xlink:type="simple" xlink:show="embed" xlink:actuate="onLoad"/></draw:frame><text:line-break/><text:line-break/>Which of the variables are categorical and which are numerica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Your Answer</text:p>
          </table:table-cell>
          <table:table-cell table:style-name="Table1.A1" office:value-type="string">
            <text:p text:style-name="P8"/>
          </table:table-cell>
          <table:table-cell table:style-name="Table1.A1" office:value-type="string">
            <text:p text:style-name="P9">Score</text:p>
          </table:table-cell>
          <table:table-cell table:style-name="Table1.A1" office:value-type="string">
            <text:p text:style-name="P9">Explanation</text:p>
          </table:table-cell>
        </table:table-row>
        <table:table-row>
          <table:table-cell table:style-name="Table1.A1" office:value-type="string">
            <text:p text:style-name="P2"><text:span text:style-name="T1">categorical:</text:span> Name, Phone number, Number of Siblings. <text:line-break/><text:span text:style-name="T1">numerical:</text:span> Year born, Annual incom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All are categorical. None are numerical.</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text:span text:style-name="T1">categorical:</text:span> Name <text:line-break/><text:span text:style-name="T1">numerical:</text:span> Year born, Phone number, Number of siblings, Annual incom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text:span text:style-name="T1">categorical:</text:span> Name, Phone number <text:line-break/><text:span text:style-name="T1">numerical:</text:span> Year born, Number of siblings, Annual income.</text:p>
          </table:table-cell>
          <table:table-cell table:style-name="Table1.A1" office:value-type="string">
            <text:p text:style-name="P1"><draw:frame draw:style-name="fr1" draw:name="Frame1" text:anchor-type="char" svg:width="0.041cm" draw:z-index="1"><draw:text-box fo:min-height="0.041cm"><text:p text:style-name="Text_20_body">Correct</text:p></draw:text-box></draw:frame></text:p>
          </table:table-cell>
          <table:table-cell table:style-name="Table1.A1" office:value-type="string">
            <text:p text:style-name="P3">1.00</text:p>
          </table:table-cell>
          <table:table-cell table:style-name="Table1.A1" office:value-type="string">
            <text:p text:style-name="P1"/>
          </table:table-cell>
        </table:table-row>
        <table:table-row>
          <table:table-cell table:style-name="Table1.A1" office:value-type="string">
            <text:p text:style-name="P3">Total</text:p>
          </table:table-cell>
          <table:table-cell table:style-name="Table1.A1" office:value-type="string">
            <text:p text:style-name="P1"/>
          </table:table-cell>
          <table:table-cell table:style-name="Table1.A1" office:value-type="string">
            <text:p text:style-name="P3">1.00 / 1.00</text:p>
          </table:table-cell>
          <table:table-cell table:style-name="Table1.A1" office:value-type="string">
            <text:p text:style-name="P1"/>
          </table:table-cell>
        </table:table-row>
      </table:table>
      <text:p text:style-name="P15">Question Explanation</text:p>
      <text:p text:style-name="P11">This question refers to the following learning objective(s):</text:p>
      <text:p text:style-name="P11">Identify variables as numerical and categorical.<text:line-break/>• If variable is numerical, further classify as continuous or discrete based on whether or not the variable can take on an infinite number of values or only non-negative whole numbers, respectively.<text:line-break/>• If variable is categorical, determine if it is ordinal based on whether or not the levels have a natural ordering.</text:p>
      <text:h text:style-name="P6" text:outline-level="3">Question 1</text:h>
      <text:p text:style-name="P10">Consider the table below describing a data set of individuals who have registered to volunteer at a public school. Which of the following is a <text:span text:style-name="T1">discrete numerical</text:span> variable? <text:line-break/><text:line-break/><draw:frame draw:style-name="fr2" draw:name="graphics6" text:anchor-type="as-char" svg:width="1.997cm" svg:height="0.998cm" draw:z-index="24"><draw:image xlink:href="https://d396qusza40orc.cloudfront.net/statistics%2Fimages%2FQuiz1images%2FQuiz1Q1V2q.jpg" xlink:type="simple" xlink:show="embed" xlink:actuate="onLoad"/></draw:frame></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Your Answer</text:p>
          </table:table-cell>
          <table:table-cell table:style-name="Table13.A1" office:value-type="string">
            <text:p text:style-name="P8"/>
          </table:table-cell>
          <table:table-cell table:style-name="Table13.A1" office:value-type="string">
            <text:p text:style-name="P9">Score</text:p>
          </table:table-cell>
          <table:table-cell table:style-name="Table13.A1" office:value-type="string">
            <text:p text:style-name="P9">Explanation</text:p>
          </table:table-cell>
        </table:table-row>
        <table:table-row>
          <table:table-cell table:style-name="Table13.A1" office:value-type="string">
            <text:p text:style-name="P2">annual income</text:p>
          </table:table-cell>
          <table:table-cell table:style-name="Table13.A1" office:value-type="string">
            <text:p text:style-name="P1"/>
          </table:table-cell>
          <table:table-cell table:style-name="Table13.A1" office:value-type="string">
            <text:p text:style-name="P1"/>
          </table:table-cell>
          <table:table-cell table:style-name="Table13.A1" office:value-type="string">
            <text:p text:style-name="P1"/>
          </table:table-cell>
        </table:table-row>
        <table:table-row>
          <table:table-cell table:style-name="Table13.A1" office:value-type="string">
            <text:p text:style-name="P2">number of siblings</text:p>
          </table:table-cell>
          <table:table-cell table:style-name="Table13.A1" office:value-type="string">
            <text:p text:style-name="P1"><draw:frame draw:style-name="fr1" draw:name="Frame21" text:anchor-type="char" svg:width="0.041cm" draw:z-index="25"><draw:text-box fo:min-height="0.041cm"><text:p text:style-name="Text_20_body">Correct</text:p></draw:text-box></draw:frame></text:p>
          </table:table-cell>
          <table:table-cell table:style-name="Table13.A1" office:value-type="string">
            <text:p text:style-name="P3">1.00</text:p>
          </table:table-cell>
          <table:table-cell table:style-name="Table13.A1" office:value-type="string">
            <text:p text:style-name="P3">Counted data are discrete numerical variables since they can’t take on non-whole values.</text:p>
          </table:table-cell>
        </table:table-row>
        <text:soft-page-break/>
        <table:table-row>
          <table:table-cell table:style-name="Table13.A1" office:value-type="string">
            <text:p text:style-name="P2">name</text:p>
          </table:table-cell>
          <table:table-cell table:style-name="Table13.A1" office:value-type="string">
            <text:p text:style-name="P1"/>
          </table:table-cell>
          <table:table-cell table:style-name="Table13.A1" office:value-type="string">
            <text:p text:style-name="P1"/>
          </table:table-cell>
          <table:table-cell table:style-name="Table13.A1" office:value-type="string">
            <text:p text:style-name="P1"/>
          </table:table-cell>
        </table:table-row>
        <table:table-row>
          <table:table-cell table:style-name="Table13.A1" office:value-type="string">
            <text:p text:style-name="P2">phone number</text:p>
          </table:table-cell>
          <table:table-cell table:style-name="Table13.A1" office:value-type="string">
            <text:p text:style-name="P1"/>
          </table:table-cell>
          <table:table-cell table:style-name="Table13.A1" office:value-type="string">
            <text:p text:style-name="P1"/>
          </table:table-cell>
          <table:table-cell table:style-name="Table13.A1" office:value-type="string">
            <text:p text:style-name="P1"/>
          </table:table-cell>
        </table:table-row>
        <table:table-row>
          <table:table-cell table:style-name="Table13.A1" office:value-type="string">
            <text:p text:style-name="P3">Total</text:p>
          </table:table-cell>
          <table:table-cell table:style-name="Table13.A1" office:value-type="string">
            <text:p text:style-name="P1"/>
          </table:table-cell>
          <table:table-cell table:style-name="Table13.A1" office:value-type="string">
            <text:p text:style-name="P3">1.00 / 1.00</text:p>
          </table:table-cell>
          <table:table-cell table:style-name="Table13.A1" office:value-type="string">
            <text:p text:style-name="P1"/>
          </table:table-cell>
        </table:table-row>
      </table:table>
      <text:p text:style-name="P15">Question Explanation</text:p>
      <text:p text:style-name="P11">This question refers to the following learning objective(s):</text:p>
      <text:p text:style-name="P11">Identify variables as numerical and categorical.<text:line-break/>• If variable is numerical, further classify as continuous or discrete based on whether or not the variable can take on an infinite number of values or only non-negative whole numbers, respectively.<text:line-break/>• If variable is categorical, determine if it is ordinal based on whether or not the levels have a natural ordering.</text:p>
      <text:p text:style-name="Standard"/>
      <text:h text:style-name="P7" text:outline-level="3">Question 2</text:h>
      <text:p text:style-name="P10">A study is designed to test the effect of type of light on exam performance of students. 180 students are randomly assigned to three classrooms: one that is dimly lit, another with yellow lighting, and a third with white fluorescent lighting, and given the same exam. Which of the following <text:span text:style-name="T1">correctly</text:span> identifies the variables used in the study as explanatory and respons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Your Answer</text:p>
          </table:table-cell>
          <table:table-cell table:style-name="Table2.A1" office:value-type="string">
            <text:p text:style-name="P8"/>
          </table:table-cell>
          <table:table-cell table:style-name="Table2.A1" office:value-type="string">
            <text:p text:style-name="P9">Score</text:p>
          </table:table-cell>
          <table:table-cell table:style-name="Table2.A1" office:value-type="string">
            <text:p text:style-name="P9">Explanation</text:p>
          </table:table-cell>
        </table:table-row>
        <table:table-row>
          <table:table-cell table:style-name="Table2.A1" office:value-type="string">
            <text:p text:style-name="P2"><text:span text:style-name="T1">explanatory:</text:span> dimly lit, yellow, white fluorescent<text:line-break/><text:span text:style-name="T1">response:</text:span> exam performanc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2"><text:span text:style-name="T1">explanatory:</text:span> exam performance <text:line-break/><text:span text:style-name="T1">response:</text:span> dimly lit, yellow, white fluorescent</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2"><text:span text:style-name="T1">explanatory:</text:span> exam performance <text:line-break/><text:span text:style-name="T1">response:</text:span> type of light (categorical with 3 levels)</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2"><text:span text:style-name="T1">explanatory:</text:span> type of light (categorical with 3 levels)<text:line-break/><text:span text:style-name="T1">response:</text:span> exam performance</text:p>
          </table:table-cell>
          <table:table-cell table:style-name="Table2.A1" office:value-type="string">
            <text:p text:style-name="P1"><draw:frame draw:style-name="fr1" draw:name="Frame2" text:anchor-type="char" svg:width="0.041cm" draw:z-index="2"><draw:text-box fo:min-height="0.041cm"><text:p text:style-name="Text_20_body">Correct</text:p></draw:text-box></draw:frame></text:p>
          </table:table-cell>
          <table:table-cell table:style-name="Table2.A1" office:value-type="string">
            <text:p text:style-name="P3">1.00</text:p>
          </table:table-cell>
          <table:table-cell table:style-name="Table2.A1" office:value-type="string">
            <text:p text:style-name="P3">We are interested in the effect of type of light on exam performance, therefore type of light is the explanatory variable and exam performance is the response variable. Type of light is a categorical variable that can take on three possible values (dimly lit, yellow light, white light). These possible values are called levels.</text:p>
          </table:table-cell>
        </table:table-row>
        <table:table-row>
          <table:table-cell table:style-name="Table2.A1" office:value-type="string">
            <text:p text:style-name="P3">Total</text:p>
          </table:table-cell>
          <table:table-cell table:style-name="Table2.A1" office:value-type="string">
            <text:p text:style-name="P1"/>
          </table:table-cell>
          <table:table-cell table:style-name="Table2.A1" office:value-type="string">
            <text:p text:style-name="P3">1.00 / 1.00</text:p>
          </table:table-cell>
          <table:table-cell table:style-name="Table2.A1" office:value-type="string">
            <text:p text:style-name="P1"/>
          </table:table-cell>
        </table:table-row>
      </table:table>
      <text:p text:style-name="P15">Question Explanation</text:p>
      <text:p text:style-name="P11">This question refers to the following learning objective(s):</text:p>
      <text:p text:style-name="P11">Identify the explanatory variable in a pair of variables as the variable suspected of affecting the other, however note that labeling variables as explanatory and response does not guarantee that the relationship between the two is actually causal, even if there is an association identified between the two variables.</text:p>
      <text:h text:style-name="P6" text:outline-level="3">Question 2</text:h>
      <text:p text:style-name="P10">The General Social Survey conducted annually in the United States asks how many friends people have and how they would rate their happiness level (very happy, pretty happy, not too happy). In order to evaluate the relationship between these two variables a researcher calculates the average number of friends for people who categorize themselves as very happy, pretty happy, and not too happy. Which of <text:soft-page-break/>the following <text:span text:style-name="T1">correctly</text:span> identifies the variables used in the study as explanatory and respons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9">Your Answer</text:p>
          </table:table-cell>
          <table:table-cell table:style-name="Table16.A1" office:value-type="string">
            <text:p text:style-name="P8"/>
          </table:table-cell>
          <table:table-cell table:style-name="Table16.A1" office:value-type="string">
            <text:p text:style-name="P9">Score</text:p>
          </table:table-cell>
          <table:table-cell table:style-name="Table16.A1" office:value-type="string">
            <text:p text:style-name="P9">Explanation</text:p>
          </table:table-cell>
        </table:table-row>
        <table:table-row>
          <table:table-cell table:style-name="Table16.A1" office:value-type="string">
            <text:p text:style-name="P2"><text:span text:style-name="T1">explanatory:</text:span>happiness level (categorical with 3 levels)<text:line-break/><text:span text:style-name="T1">response:</text:span> number of friends</text:p>
          </table:table-cell>
          <table:table-cell table:style-name="Table16.A1" office:value-type="string">
            <text:p text:style-name="P1"><draw:frame draw:style-name="fr1" draw:name="Frame24" text:anchor-type="char" svg:width="0.041cm" draw:z-index="28"><draw:text-box fo:min-height="0.041cm"><text:p text:style-name="Text_20_body">Correct</text:p></draw:text-box></draw:frame></text:p>
          </table:table-cell>
          <table:table-cell table:style-name="Table16.A1" office:value-type="string">
            <text:p text:style-name="P3">1.00</text:p>
          </table:table-cell>
          <table:table-cell table:style-name="Table16.A1" office:value-type="string">
            <text:p text:style-name="P3">Having more friends might cause people to be happier or being happier might cause people to have more friends. So we can’t easily determine which variable is the explanatory and which the response based on which we might expect to affect which. However in this particular analysis the happiness level is the explanatory variable since we first divide the data into groups based on this variable, and then analyze summary statistics of number of friends of people who fall into these three categories. Therefore, number of friends is the response variable. Happiness level is a categorical variable that can take on three possible values (very happy, pretty happy, not too happy). These possible values are called levels.</text:p>
          </table:table-cell>
        </table:table-row>
        <table:table-row>
          <table:table-cell table:style-name="Table16.A1" office:value-type="string">
            <text:p text:style-name="P2"><text:span text:style-name="T1">explanatory:</text:span>very happy, pretty happy, not too happy<text:line-break/><text:span text:style-name="T1">response:</text:span> number of friends</text:p>
          </table:table-cell>
          <table:table-cell table:style-name="Table16.A1" office:value-type="string">
            <text:p text:style-name="P1"/>
          </table:table-cell>
          <table:table-cell table:style-name="Table16.A1" office:value-type="string">
            <text:p text:style-name="P1"/>
          </table:table-cell>
          <table:table-cell table:style-name="Table16.A1" office:value-type="string">
            <text:p text:style-name="P1"/>
          </table:table-cell>
        </table:table-row>
        <table:table-row>
          <table:table-cell table:style-name="Table16.A1" office:value-type="string">
            <text:p text:style-name="P2"><text:span text:style-name="T1">explanatory:</text:span>number of friends <text:line-break/><text:span text:style-name="T1">response:</text:span> very happy, pretty happy, not too happy</text:p>
          </table:table-cell>
          <table:table-cell table:style-name="Table16.A1" office:value-type="string">
            <text:p text:style-name="P1"/>
          </table:table-cell>
          <table:table-cell table:style-name="Table16.A1" office:value-type="string">
            <text:p text:style-name="P1"/>
          </table:table-cell>
          <table:table-cell table:style-name="Table16.A1" office:value-type="string">
            <text:p text:style-name="P1"/>
          </table:table-cell>
        </table:table-row>
        <table:table-row>
          <table:table-cell table:style-name="Table16.A1" office:value-type="string">
            <text:p text:style-name="P2"><text:span text:style-name="T1">explanatory:</text:span>number of friends <text:line-break/><text:span text:style-name="T1">response:</text:span> happiness level (categorical with 3 levels)</text:p>
          </table:table-cell>
          <table:table-cell table:style-name="Table16.A1" office:value-type="string">
            <text:p text:style-name="P1"/>
          </table:table-cell>
          <table:table-cell table:style-name="Table16.A1" office:value-type="string">
            <text:p text:style-name="P1"/>
          </table:table-cell>
          <table:table-cell table:style-name="Table16.A1" office:value-type="string">
            <text:p text:style-name="P1"/>
          </table:table-cell>
        </table:table-row>
        <table:table-row>
          <table:table-cell table:style-name="Table16.A1" office:value-type="string">
            <text:p text:style-name="P3">Total</text:p>
          </table:table-cell>
          <table:table-cell table:style-name="Table16.A1" office:value-type="string">
            <text:p text:style-name="P1"/>
          </table:table-cell>
          <table:table-cell table:style-name="Table16.A1" office:value-type="string">
            <text:p text:style-name="P3">1.00 / 1.00</text:p>
          </table:table-cell>
          <table:table-cell table:style-name="Table16.A1" office:value-type="string">
            <text:p text:style-name="P1"/>
          </table:table-cell>
        </table:table-row>
      </table:table>
      <text:p text:style-name="P15">Question Explanation</text:p>
      <text:p text:style-name="P11">This question refers to the following learning objective(s):</text:p>
      <text:p text:style-name="P11">Identify the explanatory variable in a pair of variables as the variable suspected of affecting the other, however note that labeling variables as explanatory and response does not guarantee that the relationship between the two is actually causal, even if there is an association identified between the two variables.</text:p>
      <text:p text:style-name="Standard"/>
      <text:h text:style-name="P7" text:outline-level="3">Question 3</text:h>
      <text:p text:style-name="P10">In a study published in 2011 in The Proceedings of the National Academy of Sciences, researchers randomly assigned 120 elderly men and women who volunteered to be a part of this study (average age mid-60s) to one of two exercise groups. One group walked around a track three times a week; the other did a variety of less aerobic exercises, including yoga and resistance training with bands. After a year, brain scans showed that among the walkers, the hippocampus (part of the brain responsible for forming memories) had increased in volume by about 2% on average; in the others, it had declined by about 1.4%. Which of the following is <text:span text:style-name="T1">false</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Your Answer</text:p>
          </table:table-cell>
          <table:table-cell table:style-name="Table3.A1" office:value-type="string">
            <text:p text:style-name="P8"/>
          </table:table-cell>
          <table:table-cell table:style-name="Table3.A1" office:value-type="string">
            <text:p text:style-name="P9">Score</text:p>
          </table:table-cell>
          <table:table-cell table:style-name="Table3.A1" office:value-type="string">
            <text:p text:style-name="P9">Explanation</text:p>
          </table:table-cell>
        </table:table-row>
        <table:table-row>
          <table:table-cell table:style-name="Table3.A1" office:value-type="string">
            <text:p text:style-name="P2">A causal link between walking and expansion of the hippocampus can be inferred based on these results.</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P2">The explanatory variable is the type of exercise, and the response variable is the change in volume of the hippocampus.</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P2">The results of this study can be generalized to all elderly.</text:p>
          </table:table-cell>
          <table:table-cell table:style-name="Table3.A1" office:value-type="string">
            <text:p text:style-name="P1"><draw:frame draw:style-name="fr1" draw:name="Frame25" text:anchor-type="char" svg:width="0.041cm" draw:z-index="29"><draw:text-box fo:min-height="0.041cm"><text:p text:style-name="Text_20_body">Correct</text:p></draw:text-box></draw:frame></text:p>
          </table:table-cell>
          <table:table-cell table:style-name="Table3.A1" office:value-type="string">
            <text:p text:style-name="P3">1.00</text:p>
          </table:table-cell>
          <table:table-cell table:style-name="Table3.A1" office:value-type="string">
            <text:p text:style-name="P3">Results cannot be generalized to the population of all elderly since random sampling was not employed; the participants volunteered to be a part of the study. This introduces volunteer bias, as those who volunteer for this study may not necessarily constitute a representative sample from the population of all elderly. For example, they may be people who pay more attention to their health compared to average.</text:p>
          </table:table-cell>
        </table:table-row>
        <table:table-row>
          <table:table-cell table:style-name="Table3.A1" office:value-type="string">
            <text:p text:style-name="P3">Total</text:p>
          </table:table-cell>
          <table:table-cell table:style-name="Table3.A1" office:value-type="string">
            <text:p text:style-name="P1"/>
          </table:table-cell>
          <table:table-cell table:style-name="Table3.A1" office:value-type="string">
            <text:p text:style-name="P3">1.00 / 1.00</text:p>
          </table:table-cell>
          <table:table-cell table:style-name="Table3.A1" office:value-type="string">
            <text:p text:style-name="P1"/>
          </table:table-cell>
        </table:table-row>
      </table:table>
      <text:p text:style-name="P15">Question Explanation</text:p>
      <text:p text:style-name="P11">This question refers to the following learning objective(s):</text:p>
      <text:p text:style-name="P11">Classify a study as observational or experimental, and determine whether the study’s results can be generalized to the population and whether they suggest correlation or causation.<text:line-break/>• If random sampling has been employed in data collection, the results should be generalizable to the target population.<text:line-break/>• If random assignment has been employed in study design, the results suggest causality.</text:p>
      <text:h text:style-name="P6" text:outline-level="3">Question 3</text:h>
      <text:p text:style-name="P10">Past research suggests that students who study with fewer distractions (internet, cell phone, etc.) tend to get higher grades. Which of the following is the <text:span text:style-name="T1">best</text:span> scenario for being able to generalize this finding <text:soft-page-break/>to the population of all student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9">Your Answer</text:p>
          </table:table-cell>
          <table:table-cell table:style-name="Table14.A1" office:value-type="string">
            <text:p text:style-name="P8"/>
          </table:table-cell>
          <table:table-cell table:style-name="Table14.A1" office:value-type="string">
            <text:p text:style-name="P9">Score</text:p>
          </table:table-cell>
          <table:table-cell table:style-name="Table14.A1" office:value-type="string">
            <text:p text:style-name="P9">Explanation</text:p>
          </table:table-cell>
        </table:table-row>
        <table:table-row>
          <table:table-cell table:style-name="Table14.A1" office:value-type="string">
            <text:p text:style-name="P2">None of the students in the sample has any misdemeanors; their answers can’t be trusted.</text:p>
          </table:table-cell>
          <table:table-cell table:style-name="Table14.A1" office:value-type="string">
            <text:p text:style-name="P1"/>
          </table:table-cell>
          <table:table-cell table:style-name="Table14.A1" office:value-type="string">
            <text:p text:style-name="P1"/>
          </table:table-cell>
          <table:table-cell table:style-name="Table14.A1" office:value-type="string">
            <text:p text:style-name="P1"/>
          </table:table-cell>
        </table:table-row>
        <table:table-row>
          <table:table-cell table:style-name="Table14.A1" office:value-type="string">
            <text:p text:style-name="P2">A separate student list for students from each year (first year, sophomore, junior, and senior) are obtained, and from each year a group of students are selected randomly.</text:p>
          </table:table-cell>
          <table:table-cell table:style-name="Table14.A1" office:value-type="string">
            <text:p text:style-name="P1"><draw:frame draw:style-name="fr1" draw:name="Frame22" text:anchor-type="char" svg:width="0.041cm" draw:z-index="26"><draw:text-box fo:min-height="0.041cm"><text:p text:style-name="Text_20_body">Correct</text:p></draw:text-box></draw:frame></text:p>
          </table:table-cell>
          <table:table-cell table:style-name="Table14.A1" office:value-type="string">
            <text:p text:style-name="P3">1.00</text:p>
          </table:table-cell>
          <table:table-cell table:style-name="Table14.A1" office:value-type="string">
            <text:p text:style-name="P3">Random sampling allows us to generalize our results to the population at large, and this set up describes stratified sampling (which is indeed random).</text:p>
          </table:table-cell>
        </table:table-row>
        <table:table-row>
          <table:table-cell table:style-name="Table14.A1" office:value-type="string">
            <text:p text:style-name="P2">A survey is emailed to all registered students, and the results are based on the sample of returned surveys.</text:p>
          </table:table-cell>
          <table:table-cell table:style-name="Table14.A1" office:value-type="string">
            <text:p text:style-name="P1"/>
          </table:table-cell>
          <table:table-cell table:style-name="Table14.A1" office:value-type="string">
            <text:p text:style-name="P1"/>
          </table:table-cell>
          <table:table-cell table:style-name="Table14.A1" office:value-type="string">
            <text:p text:style-name="P1"/>
          </table:table-cell>
        </table:table-row>
        <table:table-row>
          <table:table-cell table:style-name="Table14.A1" office:value-type="string">
            <text:p text:style-name="P2">There is at least one student in the sample from each year and major that is represented in the general student body.</text:p>
          </table:table-cell>
          <table:table-cell table:style-name="Table14.A1" office:value-type="string">
            <text:p text:style-name="P1"/>
          </table:table-cell>
          <table:table-cell table:style-name="Table14.A1" office:value-type="string">
            <text:p text:style-name="P1"/>
          </table:table-cell>
          <table:table-cell table:style-name="Table14.A1" office:value-type="string">
            <text:p text:style-name="P1"/>
          </table:table-cell>
        </table:table-row>
        <table:table-row>
          <table:table-cell table:style-name="Table14.A1" office:value-type="string">
            <text:p text:style-name="P3">Total</text:p>
          </table:table-cell>
          <table:table-cell table:style-name="Table14.A1" office:value-type="string">
            <text:p text:style-name="P1"/>
          </table:table-cell>
          <table:table-cell table:style-name="Table14.A1" office:value-type="string">
            <text:p text:style-name="P3">1.00 / 1.00</text:p>
          </table:table-cell>
          <table:table-cell table:style-name="Table14.A1" office:value-type="string">
            <text:p text:style-name="P1"/>
          </table:table-cell>
        </table:table-row>
      </table:table>
      <text:p text:style-name="P15">Question Explanation</text:p>
      <text:p text:style-name="P11">This question refers to the following learning objective(s):</text:p>
      <text:p text:style-name="P11">Classify a study as observational or experimental, and determine whether the study’s results can be generalized to the population and whether they suggest correlation or causation.<text:line-break/>• If random sampling has been employed in data collection, the results should be generalizable to the target population.<text:line-break/>• If random assignment has been employed in study design, the results suggest causality.</text:p>
      <text:p text:style-name="Standard"/>
      <text:h text:style-name="P7" text:outline-level="3">Question 4</text:h>
      <text:p text:style-name="P10">A school district is considering whether it will no longer allow students to park at school after two recent accidents where students were severely injured. As a first step, they survey parents of high school students by mail, asking them whether or not the parents would object to this policy change. Of 5,799 surveys that go out, 1,209 are returned. Of these 1,209 surveys that were completed, 926 agreed with the policy change and 283 disagreed. Which of the following statements is the <text:span text:style-name="T1">most</text:span>plausibl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Your Answer</text:p>
          </table:table-cell>
          <table:table-cell table:style-name="Table4.A1" office:value-type="string">
            <text:p text:style-name="P8"/>
          </table:table-cell>
          <table:table-cell table:style-name="Table4.A1" office:value-type="string">
            <text:p text:style-name="P9">Score</text:p>
          </table:table-cell>
          <table:table-cell table:style-name="Table4.A1" office:value-type="string">
            <text:p text:style-name="P9">Explanation</text:p>
          </table:table-cell>
        </table:table-row>
        <table:table-row>
          <table:table-cell table:style-name="Table4.A1" office:value-type="string">
            <text:p text:style-name="P2">The survey is unlikely to have any bias because all parents were mailed a survey.</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row>
          <table:table-cell table:style-name="Table4.A1" office:value-type="string">
            <text:p text:style-name="P2">It is possible that 80% of the parents of high school students disagree with the policy change.</text:p>
          </table:table-cell>
          <table:table-cell table:style-name="Table4.A1" office:value-type="string">
            <text:p text:style-name="P1"><draw:frame draw:style-name="fr1" draw:name="Frame4" text:anchor-type="char" svg:width="0.041cm" draw:z-index="3"><draw:text-box fo:min-height="0.041cm"><text:p text:style-name="Text_20_body">Correct</text:p></draw:text-box></draw:frame></text:p>
          </table:table-cell>
          <table:table-cell table:style-name="Table4.A1" office:value-type="string">
            <text:p text:style-name="P3">1.00</text:p>
          </table:table-cell>
          <table:table-cell table:style-name="Table4.A1" office:value-type="string">
            <text:p text:style-name="P3">It is possible that all who did not return surveys actually disagree with the policy change.</text:p>
          </table:table-cell>
        </table:table-row>
        <table:table-row>
          <table:table-cell table:style-name="Table4.A1" office:value-type="string">
            <text:p text:style-name="P2">The school district has strong support from parents to move forward with the policy approval.</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row>
          <table:table-cell table:style-name="Table4.A1" office:value-type="string">
            <text:p text:style-name="P3">Total</text:p>
          </table:table-cell>
          <table:table-cell table:style-name="Table4.A1" office:value-type="string">
            <text:p text:style-name="P1"/>
          </table:table-cell>
          <table:table-cell table:style-name="Table4.A1" office:value-type="string">
            <text:p text:style-name="P3">1.00 / 1.00</text:p>
          </table:table-cell>
          <table:table-cell table:style-name="Table4.A1" office:value-type="string">
            <text:p text:style-name="P1"/>
          </table:table-cell>
        </table:table-row>
      </table:table>
      <text:p text:style-name="P15">Question Explanation</text:p>
      <text:p text:style-name="P11">This question refers to the following learning objective(s):</text:p>
      <text:p text:style-name="P11">Question confounding variables and sources of bias in a given study.</text:p>
      <text:p text:style-name="Standard"/>
      <text:h text:style-name="P7" text:outline-level="3">Question 5</text:h>
      <text:p text:style-name="P10">As part of a statistics project, Andrea would like to collect data on household size in her city. To do so, she asks each person in her statistics class for the size of their household, and reports that her sample is a simple random sample. However, this is not a simple random sample. Which of the following is the <text:span text:style-name="T1">best</text:span> reasoning for why this is not a random sample that is appropriate for this research ques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Your Answer</text:p>
          </table:table-cell>
          <table:table-cell table:style-name="Table5.A1" office:value-type="string">
            <text:p text:style-name="P8"/>
          </table:table-cell>
          <table:table-cell table:style-name="Table5.A1" office:value-type="string">
            <text:p text:style-name="P9">Score</text:p>
          </table:table-cell>
          <table:table-cell table:style-name="Table5.A1" office:value-type="string">
            <text:p text:style-name="P9">Explanation</text:p>
          </table:table-cell>
        </table:table-row>
        <table:table-row>
          <table:table-cell table:style-name="Table5.A1" office:value-type="string">
            <text:p text:style-name="P2">Andrea did not block for any variables that might influence the response.</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2">Andrea did not use a random number table to randomize the order in which she collected the students’ responses, so the sample cannot be random.</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2">Andrea did not use a stratified sample.</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2">Andrea did not use any randomization; she took a convenience sample.</text:p>
          </table:table-cell>
          <table:table-cell table:style-name="Table5.A1" office:value-type="string">
            <text:p text:style-name="P1"><draw:frame draw:style-name="fr1" draw:name="Frame5" text:anchor-type="char" svg:width="0.041cm" draw:z-index="4"><draw:text-box fo:min-height="0.041cm"><text:p text:style-name="Text_20_body">Correct</text:p></draw:text-box></draw:frame></text:p>
          </table:table-cell>
          <table:table-cell table:style-name="Table5.A1" office:value-type="string">
            <text:p text:style-name="P3">1.00</text:p>
          </table:table-cell>
          <table:table-cell table:style-name="Table5.A1" office:value-type="string">
            <text:p text:style-name="P1"/>
          </table:table-cell>
        </table:table-row>
        <table:table-row>
          <table:table-cell table:style-name="Table5.A1" office:value-type="string">
            <text:p text:style-name="P3">Total</text:p>
          </table:table-cell>
          <table:table-cell table:style-name="Table5.A1" office:value-type="string">
            <text:p text:style-name="P1"/>
          </table:table-cell>
          <table:table-cell table:style-name="Table5.A1" office:value-type="string">
            <text:p text:style-name="P3">1.00 / 1.00</text:p>
          </table:table-cell>
          <table:table-cell table:style-name="Table5.A1" office:value-type="string">
            <text:p text:style-name="P1"/>
          </table:table-cell>
        </table:table-row>
      </table:table>
      <text:p text:style-name="P15">Question Explanation</text:p>
      <text:p text:style-name="P11">This question refers to the following learning objective(s):</text:p>
      <text:p text:style-name="P11">Distinguish between simple random, stratified, and cluster sampling, and recognize the benefits and drawbacks of choosing one sampling scheme over another.</text:p>
      <text:h text:style-name="P6" text:outline-level="3">Question 5</text:h>
      <text:p text:style-name="P10">For your political science class, you’d like to take a survey from a sample of all the Catholic Church members in your town. Your town is divided into 17 neighborhoods, each with similar socio-economic status distribution and ethnic diversity, and each contains a Catholic Church. Rather than trying to obtain a list of all members of all these churches, you decide to pick 3 churches at random. For these churches, you’ll ask to get a list of all current members and contact 100 members at random. What kind of design have you us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9">Your Answer</text:p>
          </table:table-cell>
          <table:table-cell table:style-name="Table15.A1" office:value-type="string">
            <text:p text:style-name="P8"/>
          </table:table-cell>
          <table:table-cell table:style-name="Table15.A1" office:value-type="string">
            <text:p text:style-name="P9">Score</text:p>
          </table:table-cell>
          <table:table-cell table:style-name="Table15.A1" office:value-type="string">
            <text:p text:style-name="P9">Explanation</text:p>
          </table:table-cell>
        </table:table-row>
        <table:table-row>
          <table:table-cell table:style-name="Table15.A1" office:value-type="string">
            <text:p text:style-name="P2">quota sampling</text:p>
          </table:table-cell>
          <table:table-cell table:style-name="Table15.A1" office:value-type="string">
            <text:p text:style-name="P1"/>
          </table:table-cell>
          <table:table-cell table:style-name="Table15.A1" office:value-type="string">
            <text:p text:style-name="P1"/>
          </table:table-cell>
          <table:table-cell table:style-name="Table15.A1" office:value-type="string">
            <text:p text:style-name="P1"/>
          </table:table-cell>
        </table:table-row>
        <table:table-row>
          <table:table-cell table:style-name="Table15.A1" office:value-type="string">
            <text:p text:style-name="P2">simple random sampling</text:p>
          </table:table-cell>
          <table:table-cell table:style-name="Table15.A1" office:value-type="string">
            <text:p text:style-name="P1"/>
          </table:table-cell>
          <table:table-cell table:style-name="Table15.A1" office:value-type="string">
            <text:p text:style-name="P1"/>
          </table:table-cell>
          <table:table-cell table:style-name="Table15.A1" office:value-type="string">
            <text:p text:style-name="P1"/>
          </table:table-cell>
        </table:table-row>
        <table:table-row>
          <table:table-cell table:style-name="Table15.A1" office:value-type="string">
            <text:p text:style-name="P2">cluster sampling</text:p>
          </table:table-cell>
          <table:table-cell table:style-name="Table15.A1" office:value-type="string">
            <text:p text:style-name="P1"/>
          </table:table-cell>
          <table:table-cell table:style-name="Table15.A1" office:value-type="string">
            <text:p text:style-name="P1"/>
          </table:table-cell>
          <table:table-cell table:style-name="Table15.A1" office:value-type="string">
            <text:p text:style-name="P1"/>
          </table:table-cell>
        </table:table-row>
        <table:table-row>
          <table:table-cell table:style-name="Table15.A1" office:value-type="string">
            <text:p text:style-name="P2">systematic sampling</text:p>
          </table:table-cell>
          <table:table-cell table:style-name="Table15.A1" office:value-type="string">
            <text:p text:style-name="P1"/>
          </table:table-cell>
          <table:table-cell table:style-name="Table15.A1" office:value-type="string">
            <text:p text:style-name="P1"/>
          </table:table-cell>
          <table:table-cell table:style-name="Table15.A1" office:value-type="string">
            <text:p text:style-name="P1"/>
          </table:table-cell>
        </table:table-row>
        <table:table-row>
          <table:table-cell table:style-name="Table15.A1" office:value-type="string">
            <text:p text:style-name="P2">stratified <text:soft-page-break/>sampling</text:p>
          </table:table-cell>
          <table:table-cell table:style-name="Table15.A1" office:value-type="string">
            <text:p text:style-name="P1"><draw:frame draw:style-name="fr1" draw:name="Frame23" text:anchor-type="char" svg:width="0.041cm" draw:z-index="27"><draw:text-box fo:min-height="0.041cm"><text:p text:style-name="Text_20_body">Inorrect</text:p></draw:text-box></draw:frame></text:p>
          </table:table-cell>
          <table:table-cell table:style-name="Table15.A1" office:value-type="string">
            <text:p text:style-name="P3">0.00</text:p>
          </table:table-cell>
          <table:table-cell table:style-name="Table15.A1" office:value-type="string">
            <text:p text:style-name="P3">This is not stratified sampling since we’re not told that the neighborhoods <text:soft-page-break/>are homogenous within themselves, and we are not sampling from each neighborhood (but instead from a random sample of neighborhoods that we believe to be representative of all).</text:p>
          </table:table-cell>
        </table:table-row>
        <table:table-row>
          <table:table-cell table:style-name="Table15.A1" office:value-type="string">
            <text:p text:style-name="P3">Total</text:p>
          </table:table-cell>
          <table:table-cell table:style-name="Table15.A1" office:value-type="string">
            <text:p text:style-name="P1"/>
          </table:table-cell>
          <table:table-cell table:style-name="Table15.A1" office:value-type="string">
            <text:p text:style-name="P3">0.00 / 1.00</text:p>
          </table:table-cell>
          <table:table-cell table:style-name="Table15.A1" office:value-type="string">
            <text:p text:style-name="P1"/>
          </table:table-cell>
        </table:table-row>
      </table:table>
      <text:p text:style-name="P15">Question Explanation</text:p>
      <text:p text:style-name="P11">This question refers to the following learning objective(s):</text:p>
      <text:p text:style-name="P11">Distinguish between simple random, stratified, and cluster sampling, and recognize the benefits and drawbacks of choosing one sampling scheme over another.</text:p>
      <text:p text:style-name="Standard"/>
      <text:h text:style-name="P7" text:outline-level="3">Question 6</text:h>
      <text:p text:style-name="P10">In an experiment, what purpose does blocking serv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Your Answer</text:p>
          </table:table-cell>
          <table:table-cell table:style-name="Table6.A1" office:value-type="string">
            <text:p text:style-name="P8"/>
          </table:table-cell>
          <table:table-cell table:style-name="Table6.A1" office:value-type="string">
            <text:p text:style-name="P9">Score</text:p>
          </table:table-cell>
          <table:table-cell table:style-name="Table6.A1" office:value-type="string">
            <text:p text:style-name="P9">Explanation</text:p>
          </table:table-cell>
        </table:table-row>
        <table:table-row>
          <table:table-cell table:style-name="Table6.A1" office:value-type="string">
            <text:p text:style-name="P2">Control for variables that might influence the response.</text:p>
          </table:table-cell>
          <table:table-cell table:style-name="Table6.A1" office:value-type="string">
            <text:p text:style-name="P1"><draw:frame draw:style-name="fr1" draw:name="Frame6" text:anchor-type="char" svg:width="0.041cm" draw:z-index="5"><draw:text-box fo:min-height="0.041cm"><text:p text:style-name="Text_20_body">Correct</text:p></draw:text-box></draw:frame></text:p>
          </table:table-cell>
          <table:table-cell table:style-name="Table6.A1" office:value-type="string">
            <text:p text:style-name="P3">1.00</text:p>
          </table:table-cell>
          <table:table-cell table:style-name="Table6.A1" office:value-type="string">
            <text:p text:style-name="P3">If there are variables that are known or suspected to affect the response variable, we first group subjects into blocks based on these variables, and then randomize cases within each block to treatment groups. This allows us to control for possible effects of these confounding variables by making sure they are equally represented in all treatment groups.</text:p>
          </table:table-cell>
        </table:table-row>
        <table:table-row>
          <table:table-cell table:style-name="Table6.A1" office:value-type="string">
            <text:p text:style-name="P2">Increase sample size.</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table-cell table:style-name="Table6.A1" office:value-type="string">
            <text:p text:style-name="P2">Prevent skewed results.</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table-cell table:style-name="Table6.A1" office:value-type="string">
            <text:p text:style-name="P2">Obtain a random sample.</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table-cell table:style-name="Table6.A1" office:value-type="string">
            <text:p text:style-name="P3">Total</text:p>
          </table:table-cell>
          <table:table-cell table:style-name="Table6.A1" office:value-type="string">
            <text:p text:style-name="P1"/>
          </table:table-cell>
          <table:table-cell table:style-name="Table6.A1" office:value-type="string">
            <text:p text:style-name="P3">1.00 / 1.00</text:p>
          </table:table-cell>
          <table:table-cell table:style-name="Table6.A1" office:value-type="string">
            <text:p text:style-name="P1"/>
          </table:table-cell>
        </table:table-row>
      </table:table>
      <text:p text:style-name="P15">Question Explanation</text:p>
      <text:p text:style-name="P11">This question refers to the following learning objective(s):</text:p>
      <text:p text:style-name="P11">Identify the four principles of experimental design and recognize their purposes:</text:p>
      <text:list xml:id="list38377685" text:style-name="L1">
        <text:list-item>
          <text:p text:style-name="P12">control any possible confounders,</text:p>
        </text:list-item>
        <text:list-item>
          <text:p text:style-name="P16">randomize into treatment and control groups,</text:p>
        </text:list-item>
        <text:list-item>
          <text:p text:style-name="P16">replicate by using a sufficiently large sample or repeating the experiment,</text:p>
        </text:list-item>
        <text:list-item>
          <text:p text:style-name="P16">block any variables that might influence the response.</text:p>
        </text:list-item>
      </text:list>
      <text:p text:style-name="Standard"/>
      <text:h text:style-name="P6" text:outline-level="3">Question 6</text:h>
      <text:p text:style-name="P10"><text:span text:style-name="T1">True or False:</text:span> Stratified sampling allows for controlling for possible confounders in the sampling stage, while blocking allows for controlling for such variables during random assig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Your Answer</text:p>
          </table:table-cell>
          <table:table-cell table:style-name="Table17.A1" office:value-type="string">
            <text:p text:style-name="P8"/>
          </table:table-cell>
          <table:table-cell table:style-name="Table17.A1" office:value-type="string">
            <text:p text:style-name="P9">Score</text:p>
          </table:table-cell>
          <table:table-cell table:style-name="Table17.A1" office:value-type="string">
            <text:p text:style-name="P9">Explanation</text:p>
          </table:table-cell>
        </table:table-row>
        <table:table-row>
          <table:table-cell table:style-name="Table17.A1" office:value-type="string">
            <text:p text:style-name="P2">False</text:p>
          </table:table-cell>
          <table:table-cell table:style-name="Table17.A1" office:value-type="string">
            <text:p text:style-name="P1"/>
          </table:table-cell>
          <table:table-cell table:style-name="Table17.A1" office:value-type="string">
            <text:p text:style-name="P1"/>
          </table:table-cell>
          <table:table-cell table:style-name="Table17.A1" office:value-type="string">
            <text:p text:style-name="P1"/>
          </table:table-cell>
        </table:table-row>
        <table:table-row>
          <table:table-cell table:style-name="Table17.A1" office:value-type="string">
            <text:p text:style-name="P2">True</text:p>
          </table:table-cell>
          <table:table-cell table:style-name="Table17.A1" office:value-type="string">
            <text:p text:style-name="P1"><draw:frame draw:style-name="fr1" draw:name="Frame26" text:anchor-type="char" svg:width="0.041cm" draw:z-index="30"><draw:text-box fo:min-height="0.041cm"><text:p text:style-name="Text_20_body">Correct</text:p></draw:text-box></draw:frame></text:p>
          </table:table-cell>
          <table:table-cell table:style-name="Table17.A1" office:value-type="string">
            <text:p text:style-name="P3">1.00</text:p>
          </table:table-cell>
          <table:table-cell table:style-name="Table17.A1" office:value-type="string">
            <text:p text:style-name="P3">Stratifying and blocking both allow for controlling for potential confounders, but at different stages of the study design. We stratify when we sample (divide population into strata and sample from within each stratum), and block in the process of random assignment (divide sample into blocks and randomly assign from within each block to treatment groups).</text:p>
          </table:table-cell>
        </table:table-row>
        <table:table-row>
          <table:table-cell table:style-name="Table17.A1" office:value-type="string">
            <text:p text:style-name="P3">Total</text:p>
          </table:table-cell>
          <table:table-cell table:style-name="Table17.A1" office:value-type="string">
            <text:p text:style-name="P1"/>
          </table:table-cell>
          <table:table-cell table:style-name="Table17.A1" office:value-type="string">
            <text:p text:style-name="P3">1.00 / 1.00</text:p>
          </table:table-cell>
          <table:table-cell table:style-name="Table17.A1" office:value-type="string">
            <text:p text:style-name="P1"/>
          </table:table-cell>
        </table:table-row>
      </table:table>
      <text:p text:style-name="P15"><text:soft-page-break/>Question Explanation</text:p>
      <text:p text:style-name="P11">This question refers to the following learning objective(s):</text:p>
      <text:p text:style-name="P11">Identify the four principles of experimental design and recognize their purposes:</text:p>
      <text:list xml:id="list38596185" text:style-name="L3">
        <text:list-item>
          <text:p text:style-name="P14">control any possible confounders,</text:p>
        </text:list-item>
        <text:list-item>
          <text:p text:style-name="P18">randomize into treatment and control groups,</text:p>
        </text:list-item>
        <text:list-item>
          <text:p text:style-name="P18">replicate by using a sufficiently large sample or repeating the experiment,</text:p>
        </text:list-item>
        <text:list-item>
          <text:p text:style-name="P18">block any variables that might influence the response.</text:p>
        </text:list-item>
      </text:list>
      <text:p text:style-name="Standard"/>
      <text:p text:style-name="Standard"/>
      <text:h text:style-name="P7" text:outline-level="3">Question 7</text:h>
      <text:p text:style-name="P10">Which of the below data sets has the <text:span text:style-name="T1">lowest</text:span> standard deviation? You do not need to calculate the exact standard deviations to answer this questio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Your Answer</text:p>
          </table:table-cell>
          <table:table-cell table:style-name="Table7.A1" office:value-type="string">
            <text:p text:style-name="P8"/>
          </table:table-cell>
          <table:table-cell table:style-name="Table7.A1" office:value-type="string">
            <text:p text:style-name="P9">Score</text:p>
          </table:table-cell>
          <table:table-cell table:style-name="Table7.A1" office:value-type="string">
            <text:p text:style-name="P9">Explanation</text:p>
          </table:table-cell>
        </table:table-row>
        <table:table-row>
          <table:table-cell table:style-name="Table7.A1" office:value-type="string">
            <text:p text:style-name="P2">100, 100, 100, 100, 100, 100, 101</text:p>
          </table:table-cell>
          <table:table-cell table:style-name="Table7.A1" office:value-type="string">
            <text:p text:style-name="P1"><draw:frame draw:style-name="fr1" draw:name="Frame7" text:anchor-type="char" svg:width="0.041cm" draw:z-index="6"><draw:text-box fo:min-height="0.041cm"><text:p text:style-name="Text_20_body">Correct</text:p></draw:text-box></draw:frame></text:p>
          </table:table-cell>
          <table:table-cell table:style-name="Table7.A1" office:value-type="string">
            <text:p text:style-name="P3">1.00</text:p>
          </table:table-cell>
          <table:table-cell table:style-name="Table7.A1" office:value-type="string">
            <text:p text:style-name="P3">The dataset with the most repeated observations has the least variability, hence the lowest standard deviation.</text:p>
          </table:table-cell>
        </table:table-row>
        <table:table-row>
          <table:table-cell table:style-name="Table7.A1" office:value-type="string">
            <text:p text:style-name="P2">0,1,2,3,4,5,6</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table-cell table:style-name="Table7.A1" office:value-type="string">
            <text:p text:style-name="P2">0, 25, 50, 100, 125, 150, 1000</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table-cell table:style-name="Table7.A1" office:value-type="string">
            <text:p text:style-name="P2">0,1,3,3,3,5,6</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table-cell table:style-name="Table7.A1" office:value-type="string">
            <text:p text:style-name="P3">Total</text:p>
          </table:table-cell>
          <table:table-cell table:style-name="Table7.A1" office:value-type="string">
            <text:p text:style-name="P1"/>
          </table:table-cell>
          <table:table-cell table:style-name="Table7.A1" office:value-type="string">
            <text:p text:style-name="P3">1.00 / 1.00</text:p>
          </table:table-cell>
          <table:table-cell table:style-name="Table7.A1" office:value-type="string">
            <text:p text:style-name="P1"/>
          </table:table-cell>
        </table:table-row>
      </table:table>
      <text:p text:style-name="P15">Question Explanation</text:p>
      <text:p text:style-name="P11">This question refers to the following learning objective(s):</text:p>
      <text:p text:style-name="P11">Note that there are three commonly used measures of center and spread:</text:p>
      <text:list xml:id="list38374527" text:style-name="L2">
        <text:list-item>
          <text:p text:style-name="P13">center: mean (the arithmetic average), median (the midpoint), mode (the most frequent observation)</text:p>
        </text:list-item>
        <text:list-item>
          <text:p text:style-name="P17">spread: standard deviation (variability around the mean), range (max-min), interquartile range (middle 50% of the distribution)</text:p>
        </text:list-item>
      </text:list>
      <text:p text:style-name="Standard"/>
      <text:h text:style-name="P7" text:outline-level="3">Question 8</text:h>
      <text:p text:style-name="P10"><text:span text:style-name="T1">True or False:</text:span> The statistic mean/median (mean divided by median) can be used as a measure of skewness (either right or left). If this statistic is less than 1, the distribution is most likely left skewed.</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9">Your Answer</text:p>
          </table:table-cell>
          <table:table-cell table:style-name="Table8.A1" office:value-type="string">
            <text:p text:style-name="P8"/>
          </table:table-cell>
          <table:table-cell table:style-name="Table8.A1" office:value-type="string">
            <text:p text:style-name="P9">Score</text:p>
          </table:table-cell>
          <table:table-cell table:style-name="Table8.A1" office:value-type="string">
            <text:p text:style-name="P9">Explanation</text:p>
          </table:table-cell>
        </table:table-row>
        <table:table-row>
          <table:table-cell table:style-name="Table8.A1" office:value-type="string">
            <text:p text:style-name="P2">False</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2">True</text:p>
          </table:table-cell>
          <table:table-cell table:style-name="Table8.A1" office:value-type="string">
            <text:p text:style-name="P1"><draw:frame draw:style-name="fr1" draw:name="Frame8" text:anchor-type="char" svg:width="0.041cm" draw:z-index="7"><draw:text-box fo:min-height="0.041cm"><text:p text:style-name="Text_20_body">Correct</text:p></draw:text-box></draw:frame></text:p>
          </table:table-cell>
          <table:table-cell table:style-name="Table8.A1" office:value-type="string">
            <text:p text:style-name="P3">1.00</text:p>
          </table:table-cell>
          <table:table-cell table:style-name="Table8.A1" office:value-type="string">
            <text:p text:style-name="P3">In a left skewed distribution the median tends to be greater than the mean, therefore we would expect mean/median to be less than 1.</text:p>
          </table:table-cell>
        </table:table-row>
        <table:table-row>
          <table:table-cell table:style-name="Table8.A1" office:value-type="string">
            <text:p text:style-name="P3">Total</text:p>
          </table:table-cell>
          <table:table-cell table:style-name="Table8.A1" office:value-type="string">
            <text:p text:style-name="P1"/>
          </table:table-cell>
          <table:table-cell table:style-name="Table8.A1" office:value-type="string">
            <text:p text:style-name="P3">1.00 / 1.00</text:p>
          </table:table-cell>
          <table:table-cell table:style-name="Table8.A1" office:value-type="string">
            <text:p text:style-name="P1"/>
          </table:table-cell>
        </table:table-row>
      </table:table>
      <text:p text:style-name="P15">Question Explanation</text:p>
      <text:p text:style-name="P11">This question refers to the following learning objective(s):</text:p>
      <text:p text:style-name="P11">Identify the shape of a distribution as symmetric, right skewed, or left skewed, and unimodal, bimodoal, multimodal, or uniform.</text:p>
      <text:p text:style-name="Standard"/>
      <text:p text:style-name="Standard"/>
      <text:h text:style-name="P7" text:outline-level="3">Question 9</text:h>
      <text:p text:style-name="P10">Two distributions (A and B) are shown on the box plot below. Which of the following statements is <text:span text:style-name="T1">not</text:span> supported by the plot?<text:line-break/><text:line-break/><draw:frame draw:style-name="fr2" draw:name="graphics2" text:anchor-type="as-char" svg:width="15.214cm" svg:height="4.551cm" draw:z-index="8"><draw:image xlink:href="https://d396qusza40orc.cloudfront.net/statistics%2Fimages%2FQuiz1images%2FQuiz1Q9V2q.jpg" xlink:type="simple" xlink:show="embed" xlink:actuate="onLoad"/></draw:fram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Your Answer</text:p>
          </table:table-cell>
          <table:table-cell table:style-name="Table9.A1" office:value-type="string">
            <text:p text:style-name="P8"/>
          </table:table-cell>
          <table:table-cell table:style-name="Table9.A1" office:value-type="string">
            <text:p text:style-name="P9">Score</text:p>
          </table:table-cell>
          <table:table-cell table:style-name="Table9.A1" office:value-type="string">
            <text:p text:style-name="P9">Explanation</text:p>
          </table:table-cell>
        </table:table-row>
        <table:table-row>
          <table:table-cell table:style-name="Table9.A1" office:value-type="string">
            <text:p text:style-name="P2">Median of A is higher than median of B.</text:p>
          </table:table-cell>
          <table:table-cell table:style-name="Table9.A1" office:value-type="string">
            <text:p text:style-name="P1"/>
          </table:table-cell>
          <table:table-cell table:style-name="Table9.A1" office:value-type="string">
            <text:p text:style-name="P1"/>
          </table:table-cell>
          <table:table-cell table:style-name="Table9.A1" office:value-type="string">
            <text:p text:style-name="P1"/>
          </table:table-cell>
        </table:table-row>
        <table:table-row>
          <table:table-cell table:style-name="Table9.A1" office:value-type="string">
            <text:p text:style-name="P2">Both distributions are roughly symmetric.</text:p>
          </table:table-cell>
          <table:table-cell table:style-name="Table9.A1" office:value-type="string">
            <text:p text:style-name="P1"/>
          </table:table-cell>
          <table:table-cell table:style-name="Table9.A1" office:value-type="string">
            <text:p text:style-name="P1"/>
          </table:table-cell>
          <table:table-cell table:style-name="Table9.A1" office:value-type="string">
            <text:p text:style-name="P1"/>
          </table:table-cell>
        </table:table-row>
        <table:table-row>
          <table:table-cell table:style-name="Table9.A1" office:value-type="string">
            <text:p text:style-name="P2">Both distributions are unimodal.</text:p>
          </table:table-cell>
          <table:table-cell table:style-name="Table9.A1" office:value-type="string">
            <text:p text:style-name="P1"><draw:frame draw:style-name="fr1" draw:name="Frame9" text:anchor-type="char" svg:width="0.041cm" draw:z-index="9"><draw:text-box fo:min-height="0.041cm"><text:p text:style-name="Text_20_body">Correct</text:p></draw:text-box></draw:frame></text:p>
          </table:table-cell>
          <table:table-cell table:style-name="Table9.A1" office:value-type="string">
            <text:p text:style-name="P3">1.00</text:p>
          </table:table-cell>
          <table:table-cell table:style-name="Table9.A1" office:value-type="string">
            <text:p text:style-name="P3">Box plots do not provide any information about the modality of a distribution. The box plot for a bimodal symmetric distribution and a unimodal symmetric distribution might look exactly the same. Therefore based on this plot we can’t determine whether the distributions are unimodal or not.</text:p>
          </table:table-cell>
        </table:table-row>
        <table:table-row>
          <table:table-cell table:style-name="Table9.A1" office:value-type="string">
            <text:p text:style-name="P2">B is more variable than A.</text:p>
          </table:table-cell>
          <table:table-cell table:style-name="Table9.A1" office:value-type="string">
            <text:p text:style-name="P1"/>
          </table:table-cell>
          <table:table-cell table:style-name="Table9.A1" office:value-type="string">
            <text:p text:style-name="P1"/>
          </table:table-cell>
          <table:table-cell table:style-name="Table9.A1" office:value-type="string">
            <text:p text:style-name="P1"/>
          </table:table-cell>
        </table:table-row>
        <table:table-row>
          <table:table-cell table:style-name="Table9.A1" office:value-type="string">
            <text:p text:style-name="P3">Total</text:p>
          </table:table-cell>
          <table:table-cell table:style-name="Table9.A1" office:value-type="string">
            <text:p text:style-name="P1"/>
          </table:table-cell>
          <table:table-cell table:style-name="Table9.A1" office:value-type="string">
            <text:p text:style-name="P3">1.00 / 1.00</text:p>
          </table:table-cell>
          <table:table-cell table:style-name="Table9.A1" office:value-type="string">
            <text:p text:style-name="P1"/>
          </table:table-cell>
        </table:table-row>
      </table:table>
      <text:p text:style-name="P15">Question Explanation</text:p>
      <text:p text:style-name="P11">This question refers to the following learning objective(s):</text:p>
      <text:p text:style-name="P11">Use histograms and box plots to visualize the shape, center, and spread of numerical distributions, and intensity maps for visualizing the spatial distribution of the data.</text:p>
      <text:p text:style-name="Standard"/>
      <text:h text:style-name="P7" text:outline-level="3">Question 10</text:h>
      <text:p text:style-name="P10">A recent housing survey was conducted to determine the price of a typical home in a city that is mostly middle-class, with one very expensive suburb. The mean price of a house in this city is roughly $650,000. Which of the following statements is<text:span text:style-name="T1">most likely</text:span> to be tru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Your Answer</text:p>
          </table:table-cell>
          <table:table-cell table:style-name="Table10.A1" office:value-type="string">
            <text:p text:style-name="P8"/>
          </table:table-cell>
          <table:table-cell table:style-name="Table10.A1" office:value-type="string">
            <text:p text:style-name="P9">Score</text:p>
          </table:table-cell>
          <table:table-cell table:style-name="Table10.A1" office:value-type="string">
            <text:p text:style-name="P9">Explanation</text:p>
          </table:table-cell>
        </table:table-row>
        <table:table-row>
          <table:table-cell table:style-name="Table10.A1" office:value-type="string">
            <text:p text:style-name="P2">We need to know the standard deviation to answer this question</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P2">Majority of houses in this city cost less than $650,000.</text:p>
          </table:table-cell>
          <table:table-cell table:style-name="Table10.A1" office:value-type="string">
            <text:p text:style-name="P1"><draw:frame draw:style-name="fr1" draw:name="Frame10" text:anchor-type="char" svg:width="0.041cm" draw:z-index="10"><draw:text-box fo:min-height="0.041cm"><text:p text:style-name="Text_20_body">Correct</text:p></draw:text-box></draw:frame></text:p>
          </table:table-cell>
          <table:table-cell table:style-name="Table10.A1" office:value-type="string">
            <text:p text:style-name="P3">1.00</text:p>
          </table:table-cell>
          <table:table-cell table:style-name="Table10.A1" office:value-type="string">
            <text:p text:style-name="P3">Since the city is mostly middle-class, with one very expensive suburb, we would expect the distribution to be right skewed, and therefore the mean to be greater than the median. Since 50% of observations fall below the median, more than 50% of observations (i.e. majority) will cost less than $650,000, the mean.</text:p>
          </table:table-cell>
        </table:table-row>
        <table:table-row>
          <table:table-cell table:style-name="Table10.A1" office:value-type="string">
            <text:p text:style-name="P2">Majority of houses in this city cost more than $650,000.</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P2">There are about as many houses in this city that cost more than $650,000 than less than this amount.</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P3">Total</text:p>
          </table:table-cell>
          <table:table-cell table:style-name="Table10.A1" office:value-type="string">
            <text:p text:style-name="P1"/>
          </table:table-cell>
          <table:table-cell table:style-name="Table10.A1" office:value-type="string">
            <text:p text:style-name="P3">1.00 / 1.00</text:p>
          </table:table-cell>
          <table:table-cell table:style-name="Table10.A1" office:value-type="string">
            <text:p text:style-name="P1"/>
          </table:table-cell>
        </table:table-row>
      </table:table>
      <text:p text:style-name="P15">Question Explanation</text:p>
      <text:p text:style-name="P11">This question refers to the following learning objective:</text:p>
      <text:p text:style-name="P11">Define a robust statistic (e.g. median, IQR) as a statistics that is not heavily affected by skewness and extreme outliers, and determine when such statistics are more appropriate measures of center and spread compared to other similar statistics.</text:p>
      <text:h text:style-name="P6" text:outline-level="3">Question 10</text:h>
      <text:p text:style-name="P10"><text:span text:style-name="T1">True or False:</text:span> You are going to collect income data from a right-skewed distribution of incomes of politicians. If you take a large enough sample from that distribution, the sample mean and the sample median will always have the same valu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9">Your Answer</text:p>
          </table:table-cell>
          <table:table-cell table:style-name="Table18.A1" office:value-type="string">
            <text:p text:style-name="P8"/>
          </table:table-cell>
          <table:table-cell table:style-name="Table18.A1" office:value-type="string">
            <text:p text:style-name="P9">Score</text:p>
          </table:table-cell>
          <table:table-cell table:style-name="Table18.A1" office:value-type="string">
            <text:p text:style-name="P9">Explanation</text:p>
          </table:table-cell>
        </table:table-row>
        <table:table-row>
          <table:table-cell table:style-name="Table18.A1" office:value-type="string">
            <text:p text:style-name="P2">True</text:p>
          </table:table-cell>
          <table:table-cell table:style-name="Table18.A1" office:value-type="string">
            <text:p text:style-name="P1"/>
          </table:table-cell>
          <table:table-cell table:style-name="Table18.A1" office:value-type="string">
            <text:p text:style-name="P1"/>
          </table:table-cell>
          <table:table-cell table:style-name="Table18.A1" office:value-type="string">
            <text:p text:style-name="P1"/>
          </table:table-cell>
        </table:table-row>
        <table:table-row>
          <table:table-cell table:style-name="Table18.A1" office:value-type="string">
            <text:p text:style-name="P2">False</text:p>
          </table:table-cell>
          <table:table-cell table:style-name="Table18.A1" office:value-type="string">
            <text:p text:style-name="P1"><draw:frame draw:style-name="fr1" draw:name="Frame27" text:anchor-type="char" svg:width="0.041cm" draw:z-index="31"><draw:text-box fo:min-height="0.041cm"><text:p text:style-name="Text_20_body">Correct</text:p></draw:text-box></draw:frame></text:p>
          </table:table-cell>
          <table:table-cell table:style-name="Table18.A1" office:value-type="string">
            <text:p text:style-name="P3">1.00</text:p>
          </table:table-cell>
          <table:table-cell table:style-name="Table18.A1" office:value-type="string">
            <text:p text:style-name="P3">Think about the unrealistic case where instead of collecting a sample of income data from politicians you instead collect income data from all politicians. In <text:soft-page-break/>that case, your sample mean and sample median will be close to or equal to the population’s values, which are not equal to each other in a skewed distribution.</text:p>
          </table:table-cell>
        </table:table-row>
        <table:table-row>
          <table:table-cell table:style-name="Table18.A1" office:value-type="string">
            <text:p text:style-name="P3">Total</text:p>
          </table:table-cell>
          <table:table-cell table:style-name="Table18.A1" office:value-type="string">
            <text:p text:style-name="P1"/>
          </table:table-cell>
          <table:table-cell table:style-name="Table18.A1" office:value-type="string">
            <text:p text:style-name="P3">1.00 / 1.00</text:p>
          </table:table-cell>
          <table:table-cell table:style-name="Table18.A1" office:value-type="string">
            <text:p text:style-name="P1"/>
          </table:table-cell>
        </table:table-row>
      </table:table>
      <text:p text:style-name="P15">Question Explanation</text:p>
      <text:p text:style-name="P11">This question refers to the following learning objective(s):</text:p>
      <text:p text:style-name="P11">Define a robust statistic (e.g. median, IQR) as a statistics that is not heavily affected by skewness and extreme outliers, and determine when such statistics are more appropriate measures of center and spread compared to other similar statistics.</text:p>
      <text:p text:style-name="Standard"/>
      <text:h text:style-name="P7" text:outline-level="3">Question 11</text:h>
      <text:p text:style-name="P10">It is relatively common for fish to be mislabeled in supermarkets and even in restaurants. The table below shows the results of a study where a random sample of 156 fish for sale were collected and genetically tested. The researchers classified each sample as being labeled properly or being mislabeled. What fraction of smoked fish in the sample were mislabeled? Choose the closest answer. <text:line-break/><text:line-break/><draw:frame draw:style-name="fr2" draw:name="graphics3" text:anchor-type="as-char" svg:width="11.298cm" svg:height="2.99cm" draw:z-index="11"><draw:image xlink:href="https://d396qusza40orc.cloudfront.net/statistics%2Fimages%2FQuiz1images%2FQuiz1Q11V2q.jpg" xlink:type="simple" xlink:show="embed" xlink:actuate="onLoad"/></draw:fram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Your Answer</text:p>
          </table:table-cell>
          <table:table-cell table:style-name="Table11.A1" office:value-type="string">
            <text:p text:style-name="P8"/>
          </table:table-cell>
          <table:table-cell table:style-name="Table11.A1" office:value-type="string">
            <text:p text:style-name="P9">Score</text:p>
          </table:table-cell>
          <table:table-cell table:style-name="Table11.A1" office:value-type="string">
            <text:p text:style-name="P9">Explanation</text:p>
          </table:table-cell>
        </table:table-row>
        <table:table-row>
          <table:table-cell table:style-name="Table11.A1" office:value-type="string">
            <text:p text:style-name="P2">78%</text:p>
          </table:table-cell>
          <table:table-cell table:style-name="Table11.A1" office:value-type="string">
            <text:p text:style-name="P1"><draw:frame draw:style-name="fr1" draw:name="Frame11" text:anchor-type="char" svg:width="0.041cm" draw:z-index="12"><draw:text-box fo:min-height="0.041cm"><text:p text:style-name="Text_20_body">Correct</text:p></draw:text-box></draw:frame></text:p>
          </table:table-cell>
          <table:table-cell table:style-name="Table11.A1" office:value-type="string">
            <text:p text:style-name="P3">1.00</text:p>
          </table:table-cell>
          <table:table-cell table:style-name="Table11.A1" office:value-type="string">
            <text:p text:style-name="P3">Of the 36 smoked fish, 28 are mislabeled: 28/36 ≈ 78%.</text:p>
          </table:table-cell>
        </table:table-row>
        <table:table-row>
          <table:table-cell table:style-name="Table11.A1" office:value-type="string">
            <text:p text:style-name="P2">9%</text:p>
          </table:table-cell>
          <table:table-cell table:style-name="Table11.A1" office:value-type="string">
            <text:p text:style-name="P1"/>
          </table:table-cell>
          <table:table-cell table:style-name="Table11.A1" office:value-type="string">
            <text:p text:style-name="P1"/>
          </table:table-cell>
          <table:table-cell table:style-name="Table11.A1" office:value-type="string">
            <text:p text:style-name="P1"/>
          </table:table-cell>
        </table:table-row>
        <table:table-row>
          <table:table-cell table:style-name="Table11.A1" office:value-type="string">
            <text:p text:style-name="P2">28%</text:p>
          </table:table-cell>
          <table:table-cell table:style-name="Table11.A1" office:value-type="string">
            <text:p text:style-name="P1"/>
          </table:table-cell>
          <table:table-cell table:style-name="Table11.A1" office:value-type="string">
            <text:p text:style-name="P1"/>
          </table:table-cell>
          <table:table-cell table:style-name="Table11.A1" office:value-type="string">
            <text:p text:style-name="P1"/>
          </table:table-cell>
        </table:table-row>
        <table:table-row>
          <table:table-cell table:style-name="Table11.A1" office:value-type="string">
            <text:p text:style-name="P2">18%</text:p>
          </table:table-cell>
          <table:table-cell table:style-name="Table11.A1" office:value-type="string">
            <text:p text:style-name="P1"/>
          </table:table-cell>
          <table:table-cell table:style-name="Table11.A1" office:value-type="string">
            <text:p text:style-name="P1"/>
          </table:table-cell>
          <table:table-cell table:style-name="Table11.A1" office:value-type="string">
            <text:p text:style-name="P1"/>
          </table:table-cell>
        </table:table-row>
        <table:table-row>
          <table:table-cell table:style-name="Table11.A1" office:value-type="string">
            <text:p text:style-name="P2">72%</text:p>
          </table:table-cell>
          <table:table-cell table:style-name="Table11.A1" office:value-type="string">
            <text:p text:style-name="P1"/>
          </table:table-cell>
          <table:table-cell table:style-name="Table11.A1" office:value-type="string">
            <text:p text:style-name="P1"/>
          </table:table-cell>
          <table:table-cell table:style-name="Table11.A1" office:value-type="string">
            <text:p text:style-name="P1"/>
          </table:table-cell>
        </table:table-row>
        <table:table-row>
          <table:table-cell table:style-name="Table11.A1" office:value-type="string">
            <text:p text:style-name="P3">Total</text:p>
          </table:table-cell>
          <table:table-cell table:style-name="Table11.A1" office:value-type="string">
            <text:p text:style-name="P1"/>
          </table:table-cell>
          <table:table-cell table:style-name="Table11.A1" office:value-type="string">
            <text:p text:style-name="P3">1.00 / 1.00</text:p>
          </table:table-cell>
          <table:table-cell table:style-name="Table11.A1" office:value-type="string">
            <text:p text:style-name="P1"/>
          </table:table-cell>
        </table:table-row>
      </table:table>
      <text:p text:style-name="P15">Question Explanation</text:p>
      <text:p text:style-name="P11">This question refers to the following learning objective(s):</text:p>
      <text:p text:style-name="P11">Use contingency tables and segmented bar plots or mosaic plots to assess the relationship between two categorical variables.</text:p>
      <text:p text:style-name="Standard"/>
      <text:h text:style-name="P7" text:outline-level="3">Question 12</text:h>
      <text:p text:style-name="P10">In 1948, Austin Bradford Hill, designed a study to test a new treatment for tuberculosis that at the beginning of the study there was no evidence whether it would be any better or worse than bed rest. He randomly assigned some patients who volunteered to be a part of this study to receive the treatment Streptomycin, an antibiotic. The other patients received only bed rest as the control group. Hill then observed the patients’ outcomes: which patients died and which recovered. The results of the study are shown below.<text:line-break/><text:line-break/><draw:frame draw:style-name="fr2" draw:name="graphics4" text:anchor-type="as-char" svg:width="9.525cm" svg:height="2.858cm" draw:z-index="13"><draw:image xlink:href="https://d396qusza40orc.cloudfront.net/statistics%2Fimages%2FQuiz1images%2FQuiz1Q12V2q.jpg" xlink:type="simple" xlink:show="embed" xlink:actuate="onLoad"/></draw:frame><text:line-break/><text:line-break/>We use the following simulation test if there is a difference between the recovery rates under the two treatments: We write “died” on 18 index cards and “survived” on 89 index cards to indicate whether or not a patient died. Next, we shuffle the cards and deal them into two groups of 52 and 55, for control and treatment, respectively. We then calculate the simulated difference between the recovery rates in Streptomycin and control groups (<text:span text:style-name="T2">p̂Streptomycin − p̂Control</text:span>), and record this value. We repeat this simulation 100 times. The histogram below shows the distribution simulated difference between the recovery rates in these 100 simulations. <text:line-break/><text:line-break/><draw:frame draw:style-name="fr2" draw:name="graphics5" text:anchor-type="as-char" svg:width="15.716cm" svg:height="8.467cm" draw:z-index="14"><draw:image xlink:href="https://d396qusza40orc.cloudfront.net/statistics%2Fimages%2FQuiz1images%2FQuiz1Q12V2q2.jpg" xlink:type="simple" xlink:show="embed" xlink:actuate="onLoad"/></draw:frame><text:line-break/><text:line-break/><text:soft-page-break/>Which of the following is correct? Choose <text:span text:style-name="T1">all</text:span> that apply (there are multiple correct answer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9">Your Answer</text:p>
          </table:table-cell>
          <table:table-cell table:style-name="Table12.A1" office:value-type="string">
            <text:p text:style-name="P8"/>
          </table:table-cell>
          <table:table-cell table:style-name="Table12.A1" office:value-type="string">
            <text:p text:style-name="P9">Score</text:p>
          </table:table-cell>
          <table:table-cell table:style-name="Table12.A1" office:value-type="string">
            <text:p text:style-name="P9">Explanation</text:p>
          </table:table-cell>
        </table:table-row>
        <table:table-row>
          <table:table-cell table:style-name="Table12.A1" office:value-type="string">
            <text:p text:style-name="P2">The conclusion of this study is generalizable to all tuberculosis patients.</text:p>
          </table:table-cell>
          <table:table-cell table:style-name="Table12.A1" office:value-type="string">
            <text:p text:style-name="P1"><draw:frame draw:style-name="fr1" draw:name="Frame12" text:anchor-type="char" svg:width="0.041cm" draw:z-index="15"><draw:text-box fo:min-height="0.041cm"><text:p text:style-name="Text_20_body">Inorrect</text:p></draw:text-box></draw:frame></text:p>
          </table:table-cell>
          <table:table-cell table:style-name="Table12.A1" office:value-type="string">
            <text:p text:style-name="P3">0.00</text:p>
          </table:table-cell>
          <table:table-cell table:style-name="Table12.A1" office:value-type="string">
            <text:p text:style-name="P3">Since the sample is comprised of volunteers, we can’t generalize the results to all tuberculosis patients.</text:p>
          </table:table-cell>
        </table:table-row>
        <table:table-row>
          <table:table-cell table:style-name="Table12.A1" office:value-type="string">
            <text:p text:style-name="P2">The alternative hypothesis is that the Streptomycin treatment is more effective than bed rest.</text:p>
          </table:table-cell>
          <table:table-cell table:style-name="Table12.A1" office:value-type="string">
            <text:p text:style-name="P1"><draw:frame draw:style-name="fr1" draw:name="Frame13" text:anchor-type="char" svg:width="0.041cm" draw:z-index="16"><draw:text-box fo:min-height="0.041cm"><text:p text:style-name="Text_20_body">Inorrect</text:p></draw:text-box></draw:frame></text:p>
          </table:table-cell>
          <table:table-cell table:style-name="Table12.A1" office:value-type="string">
            <text:p text:style-name="P3">0.00</text:p>
          </table:table-cell>
          <table:table-cell table:style-name="Table12.A1" office:value-type="string">
            <text:p text:style-name="P3">The evidence could go either way so we should consider any difference between the two treatments.</text:p>
          </table:table-cell>
        </table:table-row>
        <table:table-row>
          <table:table-cell table:style-name="Table12.A1" office:value-type="string">
            <text:p text:style-name="P2">Based on this study we can conclude a causal relationship between Streptomycin and better tuberculosis recovery rate.</text:p>
          </table:table-cell>
          <table:table-cell table:style-name="Table12.A1" office:value-type="string">
            <text:p text:style-name="P1"><draw:frame draw:style-name="fr1" draw:name="Frame14" text:anchor-type="char" svg:width="0.041cm" draw:z-index="17"><draw:text-box fo:min-height="0.041cm"><text:p text:style-name="Text_20_body">Correct</text:p></draw:text-box></draw:frame></text:p>
          </table:table-cell>
          <table:table-cell table:style-name="Table12.A1" office:value-type="string">
            <text:p text:style-name="P3">0.11</text:p>
          </table:table-cell>
          <table:table-cell table:style-name="Table12.A1" office:value-type="string">
            <text:p text:style-name="P3">Also, since this is an experiment we can deduce causation.</text:p>
          </table:table-cell>
        </table:table-row>
        <table:table-row>
          <table:table-cell table:style-name="Table12.A1" office:value-type="string">
            <text:p text:style-name="P2">The difference between the survival rates in the control and treatment groups appear to be simply due to chance.</text:p>
          </table:table-cell>
          <table:table-cell table:style-name="Table12.A1" office:value-type="string">
            <text:p text:style-name="P1"><draw:frame draw:style-name="fr1" draw:name="Frame15" text:anchor-type="char" svg:width="0.041cm" draw:z-index="18"><draw:text-box fo:min-height="0.041cm"><text:p text:style-name="Text_20_body">Correct</text:p></draw:text-box></draw:frame></text:p>
          </table:table-cell>
          <table:table-cell table:style-name="Table12.A1" office:value-type="string">
            <text:p text:style-name="P3">0.11</text:p>
          </table:table-cell>
          <table:table-cell table:style-name="Table12.A1" office:value-type="string">
            <text:p text:style-name="P3">The observed difference between the recovery rates is</text:p>
            <text:p text:style-name="P4"><text:bookmark text:name="MathJax-Element-1-Frame"/><text:bookmark text:name="MathJax-Span-1"/><text:bookmark text:name="MathJax-Span-2"/><text:bookmark text:name="MathJax-Span-3"/><text:bookmark text:name="MathJax-Span-4"/><text:bookmark text:name="MathJax-Span-5"/><text:bookmark text:name="MathJax-Span-6"/><text:bookmark text:name="MathJax-Span-7"/><text:span text:style-name="T4">p</text:span><text:bookmark text:name="MathJax-Span-8"/><text:span text:style-name="T5">^</text:span><text:bookmark text:name="MathJax-Span-9"/><text:bookmark text:name="MathJax-Span-10"/><text:bookmark text:name="MathJax-Span-11"/><text:span text:style-name="T3">S</text:span><text:bookmark text:name="MathJax-Span-12"/><text:span text:style-name="T3">t</text:span><text:bookmark text:name="MathJax-Span-13"/><text:span text:style-name="T3">r</text:span><text:bookmark text:name="MathJax-Span-14"/><text:span text:style-name="T3">e</text:span><text:bookmark text:name="MathJax-Span-15"/><text:span text:style-name="T3">p</text:span><text:bookmark text:name="MathJax-Span-16"/><text:span text:style-name="T3">t</text:span><text:bookmark text:name="MathJax-Span-17"/><text:span text:style-name="T3">o</text:span><text:bookmark text:name="MathJax-Span-18"/><text:span text:style-name="T3">m</text:span><text:bookmark text:name="MathJax-Span-19"/><text:span text:style-name="T3">y</text:span><text:bookmark text:name="MathJax-Span-20"/><text:span text:style-name="T3">c</text:span><text:bookmark text:name="MathJax-Span-21"/><text:span text:style-name="T3">i</text:span><text:bookmark text:name="MathJax-Span-22"/><text:span text:style-name="T3">n</text:span><text:bookmark text:name="MathJax-Span-23"/>−<text:bookmark text:name="MathJax-Span-24"/><text:bookmark text:name="MathJax-Span-25"/><text:bookmark text:name="MathJax-Span-26"/><text:bookmark text:name="MathJax-Span-27"/><text:bookmark text:name="MathJax-Span-28"/><text:span text:style-name="T4">p</text:span><text:bookmark text:name="MathJax-Span-29"/><text:span text:style-name="T5">^</text:span><text:bookmark text:name="MathJax-Span-30"/><text:bookmark text:name="MathJax-Span-31"/><text:bookmark text:name="MathJax-Span-32"/><text:span text:style-name="T3">c</text:span><text:bookmark text:name="MathJax-Span-33"/><text:span text:style-name="T3">o</text:span><text:bookmark text:name="MathJax-Span-34"/><text:span text:style-name="T3">n</text:span><text:bookmark text:name="MathJax-Span-35"/><text:span text:style-name="T3">t</text:span><text:bookmark text:name="MathJax-Span-36"/><text:span text:style-name="T3">r</text:span><text:bookmark text:name="MathJax-Span-37"/><text:span text:style-name="T3">o</text:span><text:bookmark text:name="MathJax-Span-38"/><text:span text:style-name="T3">l</text:span><text:bookmark text:name="MathJax-Span-39"/><text:span text:style-name="T5">=</text:span><text:bookmark text:name="MathJax-Span-40"/><text:bookmark text:name="MathJax-Span-41"/><text:span text:style-name="T5">51</text:span><text:bookmark text:name="MathJax-Span-42"/><text:span text:style-name="T5">55</text:span><text:bookmark text:name="MathJax-Span-43"/>−<text:bookmark text:name="MathJax-Span-44"/><text:bookmark text:name="MathJax-Span-45"/><text:span text:style-name="T5">38</text:span><text:bookmark text:name="MathJax-Span-46"/><text:span text:style-name="T5">52</text:span><text:bookmark text:name="MathJax-Span-47"/><text:span text:style-name="T5">=</text:span><text:bookmark text:name="MathJax-Span-48"/><text:span text:style-name="T5">0.93</text:span><text:bookmark text:name="MathJax-Span-49"/>−<text:bookmark text:name="MathJax-Span-50"/><text:span text:style-name="T5">0.73</text:span><text:bookmark text:name="MathJax-Span-51"/><text:span text:style-name="T5">=</text:span><text:bookmark text:name="MathJax-Span-52"/><text:span text:style-name="T5">0.20</text:span></text:p>
            <text:p text:style-name="P5">There is 1 simulation where the simulated difference is <text:bookmark text:name="MathJax-Element-2-Frame"/><text:bookmark text:name="MathJax-Span-53"/><text:bookmark text:name="MathJax-Span-54"/><text:bookmark text:name="MathJax-Span-55"/><text:span text:style-name="T7">≥</text:span><text:bookmark text:name="MathJax-Span-56"/><text:span text:style-name="T6">0.20</text:span>, and since we're doing a two sided hypothesis test, the p-value is <text:bookmark text:name="MathJax-Element-3-Frame"/><text:bookmark text:name="MathJax-Span-57"/><text:bookmark text:name="MathJax-Span-58"/><text:bookmark text:name="MathJax-Span-59"/><text:span text:style-name="T6">0.01</text:span><text:bookmark text:name="MathJax-Span-60"/><text:span text:style-name="T6">×</text:span><text:bookmark text:name="MathJax-Span-61"/><text:span text:style-name="T6">2</text:span><text:bookmark text:name="MathJax-Span-62"/><text:span text:style-name="T6">=</text:span><text:bookmark text:name="MathJax-Span-63"/><text:span text:style-name="T6">0.02</text:span>. This is considered unusually low, and hence not due to chance.</text:p>
          </table:table-cell>
        </table:table-row>
        <table:table-row>
          <table:table-cell table:style-name="Table12.A1" office:value-type="string">
            <text:p text:style-name="P2">Streptomycin treatment appears to be effective in treating tuberculosis since the observed difference in recovery rates would be considered unusual based on the simulation results.</text:p>
          </table:table-cell>
          <table:table-cell table:style-name="Table12.A1" office:value-type="string">
            <text:p text:style-name="P1"><draw:frame draw:style-name="fr1" draw:name="Frame16" text:anchor-type="char" svg:width="0.041cm" draw:z-index="19"><draw:text-box fo:min-height="0.041cm"><text:p text:style-name="Text_20_body">Correct</text:p></draw:text-box></draw:frame></text:p>
          </table:table-cell>
          <table:table-cell table:style-name="Table12.A1" office:value-type="string">
            <text:p text:style-name="P3">0.11</text:p>
          </table:table-cell>
          <table:table-cell table:style-name="Table12.A1" office:value-type="string">
            <text:p text:style-name="P3">The observed difference between the recovery rates is</text:p>
            <text:p text:style-name="P4"><text:bookmark text:name="MathJax-Element-4-Frame"/><text:bookmark text:name="MathJax-Span-64"/><text:bookmark text:name="MathJax-Span-65"/><text:bookmark text:name="MathJax-Span-66"/><text:bookmark text:name="MathJax-Span-67"/><text:bookmark text:name="MathJax-Span-68"/><text:bookmark text:name="MathJax-Span-69"/><text:bookmark text:name="MathJax-Span-70"/><text:span text:style-name="T4">p</text:span><text:bookmark text:name="MathJax-Span-71"/><text:span text:style-name="T5">^</text:span><text:bookmark text:name="MathJax-Span-72"/><text:bookmark text:name="MathJax-Span-73"/><text:bookmark text:name="MathJax-Span-74"/><text:span text:style-name="T3">S</text:span><text:bookmark text:name="MathJax-Span-75"/><text:span text:style-name="T3">t</text:span><text:bookmark text:name="MathJax-Span-76"/><text:span text:style-name="T3">r</text:span><text:bookmark text:name="MathJax-Span-77"/><text:span text:style-name="T3">e</text:span><text:bookmark text:name="MathJax-Span-78"/><text:span text:style-name="T3">p</text:span><text:bookmark text:name="MathJax-Span-79"/><text:span text:style-name="T3">t</text:span><text:bookmark text:name="MathJax-Span-80"/><text:span text:style-name="T3">o</text:span><text:bookmark text:name="MathJax-Span-81"/><text:span text:style-name="T3">m</text:span><text:bookmark text:name="MathJax-Span-82"/><text:span text:style-name="T3">y</text:span><text:bookmark text:name="MathJax-Span-83"/><text:span text:style-name="T3">c</text:span><text:bookmark text:name="MathJax-Span-84"/><text:span text:style-name="T3">i</text:span><text:bookmark text:name="MathJax-Span-85"/><text:span text:style-name="T3">n</text:span><text:bookmark text:name="MathJax-Span-86"/>−<text:bookmark text:name="MathJax-Span-87"/><text:bookmark text:name="MathJax-Span-88"/><text:bookmark text:name="MathJax-Span-89"/><text:bookmark text:name="MathJax-Span-90"/><text:bookmark text:name="MathJax-Span-91"/><text:span text:style-name="T4">p</text:span><text:bookmark text:name="MathJax-Span-92"/><text:span text:style-name="T5">^</text:span><text:bookmark text:name="MathJax-Span-93"/><text:bookmark text:name="MathJax-Span-94"/><text:bookmark text:name="MathJax-Span-95"/><text:span text:style-name="T3">c</text:span><text:bookmark text:name="MathJax-Span-96"/><text:span text:style-name="T3">o</text:span><text:bookmark text:name="MathJax-Span-97"/><text:span text:style-name="T3">n</text:span><text:bookmark text:name="MathJax-Span-98"/><text:span text:style-name="T3">t</text:span><text:bookmark text:name="MathJax-Span-99"/><text:span text:style-name="T3">r</text:span><text:bookmark text:name="MathJax-Span-100"/><text:span text:style-name="T3">o</text:span><text:bookmark text:name="MathJax-Span-101"/><text:span text:style-name="T3">l</text:span><text:bookmark text:name="MathJax-Span-102"/><text:span text:style-name="T5">=</text:span><text:bookmark text:name="MathJax-Span-103"/><text:bookmark text:name="MathJax-Span-104"/><text:span text:style-name="T5">51</text:span><text:bookmark text:name="MathJax-Span-105"/><text:span text:style-name="T5">55</text:span><text:bookmark text:name="MathJax-Span-106"/>−<text:bookmark text:name="MathJax-Span-107"/><text:bookmark text:name="MathJax-Span-108"/><text:span text:style-name="T5">38</text:span><text:bookmark text:name="MathJax-Span-109"/><text:span text:style-name="T5">52</text:span><text:bookmark text:name="MathJax-Span-110"/><text:span text:style-name="T5">=</text:span><text:bookmark text:name="MathJax-Span-111"/><text:span text:style-name="T5">0.93</text:span><text:bookmark text:name="MathJax-Span-112"/>−<text:bookmark text:name="MathJax-Span-113"/><text:span text:style-name="T5">0.73</text:span><text:bookmark text:name="MathJax-Span-114"/><text:span text:style-name="T5">=</text:span><text:bookmark text:name="MathJax-Span-115"/><text:span text:style-name="T5">0.20</text:span></text:p>
            <text:p text:style-name="P5">There is 1 simulation where the simulated difference is <text:bookmark text:name="MathJax-Element-5-Frame"/><text:bookmark text:name="MathJax-Span-116"/><text:bookmark text:name="MathJax-Span-117"/><text:bookmark text:name="MathJax-Span-118"/><text:span text:style-name="T7">≥</text:span><text:bookmark text:name="MathJax-Span-119"/><text:span text:style-name="T6">0.20</text:span>, and since we're doing a two sided hypothesis test, the p-value is <text:bookmark text:name="MathJax-Element-6-Frame"/><text:bookmark text:name="MathJax-Span-120"/><text:bookmark text:name="MathJax-Span-121"/><text:bookmark text:name="MathJax-Span-122"/><text:span text:style-name="T6">0.01</text:span><text:bookmark text:name="MathJax-Span-123"/><text:span text:style-name="T6">×</text:span><text:bookmark text:name="MathJax-Span-124"/><text:span text:style-name="T6">2</text:span><text:bookmark text:name="MathJax-Span-125"/><text:span text:style-name="T6">=</text:span><text:bookmark text:name="MathJax-Span-126"/><text:span text:style-name="T6">0.02</text:span>. This is considered unusually low.</text:p>
          </table:table-cell>
        </table:table-row>
        <table:table-row>
          <table:table-cell table:style-name="Table12.A1" office:value-type="string">
            <text:p text:style-name="P2">If Streptomycin and bed rest are equally effective in curing tuberculosis, the probability of observing a difference in the recovery rates at least as high as the one observed is 2%.</text:p>
          </table:table-cell>
          <table:table-cell table:style-name="Table12.A1" office:value-type="string">
            <text:p text:style-name="P1"><draw:frame draw:style-name="fr1" draw:name="Frame17" text:anchor-type="char" svg:width="0.041cm" draw:z-index="20"><draw:text-box fo:min-height="0.041cm"><text:p text:style-name="Text_20_body">Correct</text:p></draw:text-box></draw:frame></text:p>
          </table:table-cell>
          <table:table-cell table:style-name="Table12.A1" office:value-type="string">
            <text:p text:style-name="P3">0.11</text:p>
          </table:table-cell>
          <table:table-cell table:style-name="Table12.A1" office:value-type="string">
            <text:p text:style-name="P3">The observed difference between the recovery rates is</text:p>
            <text:p text:style-name="P4"><text:bookmark text:name="MathJax-Element-7-Frame"/><text:bookmark text:name="MathJax-Span-127"/><text:bookmark text:name="MathJax-Span-128"/><text:bookmark text:name="MathJax-Span-129"/><text:bookmark text:name="MathJax-Span-130"/><text:bookmark text:name="MathJax-Span-131"/><text:bookmark text:name="MathJax-Span-132"/><text:bookmark text:name="MathJax-Span-133"/><text:span text:style-name="T4">p</text:span><text:bookmark text:name="MathJax-Span-134"/><text:span text:style-name="T5">^</text:span><text:bookmark text:name="MathJax-Span-135"/><text:bookmark text:name="MathJax-Span-136"/><text:bookmark text:name="MathJax-Span-137"/><text:span text:style-name="T3">S</text:span><text:bookmark text:name="MathJax-Span-138"/><text:span text:style-name="T3">t</text:span><text:bookmark text:name="MathJax-Span-139"/><text:span text:style-name="T3">r</text:span><text:bookmark text:name="MathJax-Span-140"/><text:span text:style-name="T3">e</text:span><text:bookmark text:name="MathJax-Span-141"/><text:span text:style-name="T3">p</text:span><text:bookmark text:name="MathJax-Span-142"/><text:span text:style-name="T3">t</text:span><text:bookmark text:name="MathJax-Span-143"/><text:span text:style-name="T3">o</text:span><text:bookmark text:name="MathJax-Span-144"/><text:span text:style-name="T3">m</text:span><text:bookmark text:name="MathJax-Span-145"/><text:span text:style-name="T3">y</text:span><text:bookmark text:name="MathJax-Span-146"/><text:span text:style-name="T3">c</text:span><text:bookmark text:name="MathJax-Span-147"/><text:span text:style-name="T3">i</text:span><text:bookmark text:name="MathJax-Span-148"/><text:span text:style-name="T3">n</text:span><text:bookmark text:name="MathJax-Span-149"/>−<text:bookmark text:name="MathJax-Span-150"/><text:bookmark text:name="MathJax-Span-151"/><text:bookmark text:name="MathJax-Span-152"/><text:bookmark text:name="MathJax-Span-153"/><text:bookmark text:name="MathJax-Span-154"/><text:span text:style-name="T4">p</text:span><text:bookmark text:name="MathJax-Span-155"/><text:span text:style-name="T5">^</text:span><text:bookmark text:name="MathJax-Span-156"/><text:bookmark text:name="MathJax-Span-157"/><text:bookmark text:name="MathJax-Span-158"/><text:span text:style-name="T3">c</text:span><text:bookmark text:name="MathJax-Span-159"/><text:span text:style-name="T3">o</text:span><text:bookmark text:name="MathJax-Span-160"/><text:span text:style-name="T3">n</text:span><text:bookmark text:name="MathJax-Span-161"/><text:span text:style-name="T3">t</text:span><text:bookmark text:name="MathJax-Span-162"/><text:span text:style-name="T3">r</text:span><text:bookmark text:name="MathJax-Span-163"/><text:span text:style-name="T3">o</text:span><text:bookmark text:name="MathJax-Span-164"/><text:span text:style-name="T3">l</text:span><text:bookmark text:name="MathJax-Span-165"/><text:span text:style-name="T5">=</text:span><text:bookmark text:name="MathJax-Span-166"/><text:bookmark text:name="MathJax-Span-167"/><text:span text:style-name="T5">51</text:span><text:bookmark text:name="MathJax-Span-168"/><text:span text:style-name="T5">55</text:span><text:bookmark text:name="MathJax-Span-169"/>−<text:bookmark text:name="MathJax-Span-170"/><text:bookmark text:name="MathJax-Span-171"/><text:span text:style-name="T5">38</text:span><text:bookmark text:name="MathJax-Span-172"/><text:span text:style-name="T5">52</text:span><text:bookmark text:name="MathJax-Span-173"/><text:span text:style-name="T5">=</text:span><text:bookmark text:name="MathJax-Span-174"/><text:span text:style-name="T5">0.93</text:span><text:bookmark text:name="MathJax-Span-175"/>−<text:bookmark text:name="MathJax-Span-176"/><text:span text:style-name="T5">0.73</text:span><text:bookmark text:name="MathJax-Span-177"/><text:span text:style-name="T5">=</text:span><text:bookmark text:name="MathJax-Span-178"/><text:span text:style-name="T5">0.20</text:span></text:p>
            <text:p text:style-name="P5">There is 1 simulation where the simulated difference is <text:bookmark text:name="MathJax-Element-8-Frame"/><text:bookmark text:name="MathJax-Span-179"/><text:bookmark text:name="MathJax-Span-180"/><text:bookmark text:name="MathJax-Span-181"/><text:span text:style-name="T7">≥</text:span><text:bookmark text:name="MathJax-Span-182"/><text:span text:style-name="T6">0.20</text:span>, and since we're doing a two sided hypothesis test, the p-value is <text:bookmark text:name="MathJax-Element-9-Frame"/><text:bookmark text:name="MathJax-Span-183"/><text:bookmark text:name="MathJax-Span-184"/><text:bookmark text:name="MathJax-Span-185"/><text:span text:style-name="T6">0.01</text:span><text:bookmark text:name="MathJax-Span-186"/><text:span text:style-name="T6">×</text:span><text:bookmark text:name="MathJax-Span-187"/><text:span text:style-name="T6">2</text:span><text:bookmark text:name="MathJax-Span-188"/><text:span text:style-name="T6">=</text:span><text:bookmark text:name="MathJax-Span-189"/><text:span text:style-name="T6">0.02</text:span>.</text:p>
          </table:table-cell>
        </table:table-row>
        <table:table-row>
          <table:table-cell table:style-name="Table12.A1" office:value-type="string">
            <text:p text:style-name="P2">Streptomycin treatment does not appear to be effective in treating tuberculosis since the observed number of deaths in the treatment group would not be considered unusual based on the simulation <text:soft-page-break/>results.</text:p>
          </table:table-cell>
          <table:table-cell table:style-name="Table12.A1" office:value-type="string">
            <text:p text:style-name="P1"><draw:frame draw:style-name="fr1" draw:name="Frame18" text:anchor-type="char" svg:width="0.041cm" draw:z-index="21"><draw:text-box fo:min-height="0.041cm"><text:p text:style-name="Text_20_body">Correct</text:p></draw:text-box></draw:frame></text:p>
          </table:table-cell>
          <table:table-cell table:style-name="Table12.A1" office:value-type="string">
            <text:p text:style-name="P3">0.11</text:p>
          </table:table-cell>
          <table:table-cell table:style-name="Table12.A1" office:value-type="string">
            <text:p text:style-name="P3">The observed difference between the recovery rates is</text:p>
            <text:p text:style-name="P4"><text:bookmark text:name="MathJax-Element-10-Frame"/><text:bookmark text:name="MathJax-Span-190"/><text:bookmark text:name="MathJax-Span-191"/><text:bookmark text:name="MathJax-Span-192"/><text:bookmark text:name="MathJax-Span-193"/><text:bookmark text:name="MathJax-Span-194"/><text:bookmark text:name="MathJax-Span-195"/><text:bookmark text:name="MathJax-Span-196"/><text:span text:style-name="T4">p</text:span><text:bookmark text:name="MathJax-Span-197"/><text:span text:style-name="T5">^</text:span><text:bookmark text:name="MathJax-Span-198"/><text:bookmark text:name="MathJax-Span-199"/><text:bookmark text:name="MathJax-Span-200"/><text:span text:style-name="T3">S</text:span><text:bookmark text:name="MathJax-Span-201"/><text:span text:style-name="T3">t</text:span><text:bookmark text:name="MathJax-Span-202"/><text:span text:style-name="T3">r</text:span><text:bookmark text:name="MathJax-Span-203"/><text:span text:style-name="T3">e</text:span><text:bookmark text:name="MathJax-Span-204"/><text:span text:style-name="T3">p</text:span><text:bookmark text:name="MathJax-Span-205"/><text:span text:style-name="T3">t</text:span><text:bookmark text:name="MathJax-Span-206"/><text:span text:style-name="T3">o</text:span><text:bookmark text:name="MathJax-Span-207"/><text:span text:style-name="T3">m</text:span><text:bookmark text:name="MathJax-Span-208"/><text:span text:style-name="T3">y</text:span><text:bookmark text:name="MathJax-Span-209"/><text:span text:style-name="T3">c</text:span><text:bookmark text:name="MathJax-Span-210"/><text:span text:style-name="T3">i</text:span><text:bookmark text:name="MathJax-Span-211"/><text:span text:style-name="T3">n</text:span><text:bookmark text:name="MathJax-Span-212"/>−<text:bookmark text:name="MathJax-Span-213"/><text:bookmark text:name="MathJax-Span-214"/><text:bookmark text:name="MathJax-Span-215"/><text:bookmark text:name="MathJax-Span-216"/><text:bookmark text:name="MathJax-Span-217"/><text:span text:style-name="T4">p</text:span><text:bookmark text:name="MathJax-Span-218"/><text:span text:style-name="T5">^</text:span><text:bookmark text:name="MathJax-Span-219"/><text:bookmark text:name="MathJax-Span-220"/><text:bookmark text:name="MathJax-Span-221"/><text:span text:style-name="T3">c</text:span><text:bookmark text:name="MathJax-Span-222"/><text:span text:style-name="T3">o</text:span><text:bookmark text:name="MathJax-Span-223"/><text:span text:style-name="T3">n</text:span><text:bookmark text:name="MathJax-Span-224"/><text:span text:style-name="T3">t</text:span><text:bookmark text:name="MathJax-Span-225"/><text:span text:style-name="T3">r</text:span><text:bookmark text:name="MathJax-Span-226"/><text:span text:style-name="T3">o</text:span><text:bookmark text:name="MathJax-Span-227"/><text:span text:style-name="T3">l</text:span><text:bookmark text:name="MathJax-Span-228"/><text:span text:style-name="T5">=</text:span><text:bookmark text:name="MathJax-Span-229"/><text:bookmark text:name="MathJax-Span-230"/><text:span text:style-name="T5">51</text:span><text:bookmark text:name="MathJax-Span-231"/><text:span text:style-name="T5">55</text:span><text:bookmark text:name="MathJax-Span-232"/>−<text:bookmark text:name="MathJax-Span-233"/><text:bookmark text:name="MathJax-Span-234"/><text:span text:style-name="T5">38</text:span><text:bookmark text:name="MathJax-Span-235"/><text:span text:style-name="T5">52</text:span><text:bookmark text:name="MathJax-Span-236"/><text:span text:style-name="T5">=</text:span><text:bookmark text:name="MathJax-Span-237"/><text:span text:style-name="T5">0.93</text:span><text:bookmark text:name="MathJax-Span-238"/>−<text:bookmark text:name="MathJax-Span-239"/><text:span text:style-name="T5">0.73</text:span><text:bookmark text:name="MathJax-Span-240"/><text:span text:style-name="T5">=</text:span><text:bookmark text:name="MathJax-Span-241"/><text:span text:style-name="T5">0.20</text:span></text:p>
            <text:p text:style-name="P5">There is 1 simulation where the simulated difference is <text:bookmark text:name="MathJax-Element-11-Frame"/><text:bookmark text:name="MathJax-Span-242"/><text:bookmark text:name="MathJax-Span-243"/><text:bookmark text:name="MathJax-Span-244"/><text:span text:style-name="T7">≥</text:span><text:bookmark text:name="MathJax-Span-245"/><text:span text:style-name="T6">0.20</text:span>, and since we're doing a two <text:soft-page-break/>sided hypothesis test, the p-value is <text:bookmark text:name="MathJax-Element-12-Frame"/><text:bookmark text:name="MathJax-Span-246"/><text:bookmark text:name="MathJax-Span-247"/><text:bookmark text:name="MathJax-Span-248"/><text:span text:style-name="T6">0.01</text:span><text:bookmark text:name="MathJax-Span-249"/><text:span text:style-name="T6">×</text:span><text:bookmark text:name="MathJax-Span-250"/><text:span text:style-name="T6">2</text:span><text:bookmark text:name="MathJax-Span-251"/><text:span text:style-name="T6">=</text:span><text:bookmark text:name="MathJax-Span-252"/><text:span text:style-name="T6">0.02</text:span>. This is considered unusually low, and hence we would reject the null hypothesis and hence conclude that the data suggest a difference between the two treatments.</text:p>
          </table:table-cell>
        </table:table-row>
        <table:table-row>
          <table:table-cell table:style-name="Table12.A1" office:value-type="string">
            <text:p text:style-name="P2">The alternative hypothesis should be that there is a difference between the recovery rates under the two treatments.</text:p>
          </table:table-cell>
          <table:table-cell table:style-name="Table12.A1" office:value-type="string">
            <text:p text:style-name="P1"><draw:frame draw:style-name="fr1" draw:name="Frame19" text:anchor-type="char" svg:width="0.041cm" draw:z-index="22"><draw:text-box fo:min-height="0.041cm"><text:p text:style-name="Text_20_body">Inorrect</text:p></draw:text-box></draw:frame></text:p>
          </table:table-cell>
          <table:table-cell table:style-name="Table12.A1" office:value-type="string">
            <text:p text:style-name="P3">0.00</text:p>
          </table:table-cell>
          <table:table-cell table:style-name="Table12.A1" office:value-type="string">
            <text:p text:style-name="P3">The evidence could go either way so we should consider any difference between the two treatments.</text:p>
          </table:table-cell>
        </table:table-row>
        <table:table-row>
          <table:table-cell table:style-name="Table12.A1" office:value-type="string">
            <text:p text:style-name="P2">Hill’s study is observational.</text:p>
          </table:table-cell>
          <table:table-cell table:style-name="Table12.A1" office:value-type="string">
            <text:p text:style-name="P1"><draw:frame draw:style-name="fr1" draw:name="Frame20" text:anchor-type="char" svg:width="0.041cm" draw:z-index="23"><draw:text-box fo:min-height="0.041cm"><text:p text:style-name="Text_20_body">Correct</text:p></draw:text-box></draw:frame></text:p>
          </table:table-cell>
          <table:table-cell table:style-name="Table12.A1" office:value-type="string">
            <text:p text:style-name="P3">0.11</text:p>
          </table:table-cell>
          <table:table-cell table:style-name="Table12.A1" office:value-type="string">
            <text:p text:style-name="P3">No, this is an experiment.</text:p>
          </table:table-cell>
        </table:table-row>
        <table:table-row>
          <table:table-cell table:style-name="Table12.A1" office:value-type="string">
            <text:p text:style-name="P3">Total</text:p>
          </table:table-cell>
          <table:table-cell table:style-name="Table12.A1" office:value-type="string">
            <text:p text:style-name="P1"/>
          </table:table-cell>
          <table:table-cell table:style-name="Table12.A1" office:value-type="string">
            <text:p text:style-name="P3">0.67 / 1.00</text:p>
          </table:table-cell>
          <table:table-cell table:style-name="Table12.A1" office:value-type="string">
            <text:p text:style-name="P1"/>
          </table:table-cell>
        </table:table-row>
      </table:table>
      <text:p text:style-name="P15">Question Explanation</text:p>
      <text:p text:style-name="P11">This question refers to the following learning objective:</text:p>
      <text:p text:style-name="P11">Note that an observed difference in sample statistics suggesting dependence between variables may be due to random chance, and that we need to use hypothesis testing to determine if this difference is too large to be attributed to random chance. Set up null and alternative hypotheses for testing for independence between variables, and evaluate the data support for these hypotheses using a simulation technique.</text:p>
      <text:h text:style-name="P6" text:outline-level="3">Question 12</text:h>
      <text:p text:style-name="P10">Does meditation cure insomnia? Researchers randomly divided 400 people into two equal- sized groups. One group meditated daily for 30 minutes, the other group attended a 2-hour information session on insomnia. At the beginning of the study, the average difference between the number of minutes slept between the two groups was about 0. After the study, the average difference was about 32 minutes, and the meditation group had a higher average number of minutes slept. To test whether an average difference of 32 minutes could be attributed to chance, a statistics student decided to conduct a randomization test. She wrote the number of minutes slept by each subject in the study on an index card. She shuffled the cards together very well, and then dealt them into two equal-sized groups. Which of the following <text:span text:style-name="T1">best</text:span> describes the outcome?</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9">Your Answer</text:p>
          </table:table-cell>
          <table:table-cell table:style-name="Table19.A1" office:value-type="string">
            <text:p text:style-name="P8"/>
          </table:table-cell>
          <table:table-cell table:style-name="Table19.A1" office:value-type="string">
            <text:p text:style-name="P9">Score</text:p>
          </table:table-cell>
          <table:table-cell table:style-name="Table19.A1" office:value-type="string">
            <text:p text:style-name="P9">Explanation</text:p>
          </table:table-cell>
        </table:table-row>
        <table:table-row>
          <table:table-cell table:style-name="Table19.A1" office:value-type="string">
            <text:p text:style-name="P2">The average difference between the two stacks of cards will be about 0 minutes.</text:p>
          </table:table-cell>
          <table:table-cell table:style-name="Table19.A1" office:value-type="string">
            <text:p text:style-name="P1"><draw:frame draw:style-name="fr1" draw:name="Frame28" text:anchor-type="char" svg:width="0.041cm" draw:z-index="32"><draw:text-box fo:min-height="0.041cm"><text:p text:style-name="Text_20_body">Correct</text:p></draw:text-box></draw:frame></text:p>
          </table:table-cell>
          <table:table-cell table:style-name="Table19.A1" office:value-type="string">
            <text:p text:style-name="P3">1.00</text:p>
          </table:table-cell>
          <table:table-cell table:style-name="Table19.A1" office:value-type="string">
            <text:p text:style-name="P3">Since we’re randomly splitting the cards into two groups, we would expect similar averages in the two groups, yielding a difference of 0 in the averages.</text:p>
          </table:table-cell>
        </table:table-row>
        <table:table-row>
          <table:table-cell table:style-name="Table19.A1" office:value-type="string">
            <text:p text:style-name="P2">The average difference between the two stacks of cards will be about 32 minutes.</text:p>
          </table:table-cell>
          <table:table-cell table:style-name="Table19.A1" office:value-type="string">
            <text:p text:style-name="P1"/>
          </table:table-cell>
          <table:table-cell table:style-name="Table19.A1" office:value-type="string">
            <text:p text:style-name="P1"/>
          </table:table-cell>
          <table:table-cell table:style-name="Table19.A1" office:value-type="string">
            <text:p text:style-name="P1"/>
          </table:table-cell>
        </table:table-row>
        <table:table-row>
          <table:table-cell table:style-name="Table19.A1" office:value-type="string">
            <text:p text:style-name="P2">If meditation is effective, the average difference between the two stacks of <text:soft-page-break/>cards will be more than 32 minutes.</text:p>
          </table:table-cell>
          <table:table-cell table:style-name="Table19.A1" office:value-type="string">
            <text:p text:style-name="P1"/>
          </table:table-cell>
          <table:table-cell table:style-name="Table19.A1" office:value-type="string">
            <text:p text:style-name="P1"/>
          </table:table-cell>
          <table:table-cell table:style-name="Table19.A1" office:value-type="string">
            <text:p text:style-name="P1"/>
          </table:table-cell>
        </table:table-row>
        <table:table-row>
          <table:table-cell table:style-name="Table19.A1" office:value-type="string">
            <text:p text:style-name="P3">Total</text:p>
          </table:table-cell>
          <table:table-cell table:style-name="Table19.A1" office:value-type="string">
            <text:p text:style-name="P1"/>
          </table:table-cell>
          <table:table-cell table:style-name="Table19.A1" office:value-type="string">
            <text:p text:style-name="P3">1.00 / 1.00</text:p>
          </table:table-cell>
          <table:table-cell table:style-name="Table19.A1" office:value-type="string">
            <text:p text:style-name="P1"/>
          </table:table-cell>
        </table:table-row>
      </table:table>
      <text:p text:style-name="P15">Question Explanation</text:p>
      <text:p text:style-name="P11">This question refers to the following learning objective(s):</text:p>
      <text:p text:style-name="P11">Note that an observed difference in sample statistics suggesting dependence between variables may be due to random chance, and that we need to use hypothesis testing to determine if this difference is too large to be attributed to random chance. Set up null and alternative hypotheses for testing for independence between variables, and evaluate the data support for these hypotheses using a simulation techni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Daly</meta:initial-creator>
    <meta:creation-date>2014-10-05T18:14:59.38</meta:creation-date>
    <meta:generator>OpenOffice.org/3.3$Win32 OpenOffice.org_project/330m20$Build-9567</meta:generator>
    <dc:date>2014-10-05T18:51:49.59</dc:date>
    <dc:creator>Chris Daly</dc:creator>
    <meta:editing-duration>PT36M49S</meta:editing-duration>
    <meta:editing-cycles>5</meta:editing-cycles>
    <meta:document-statistic meta:table-count="19" meta:image-count="6" meta:object-count="0" meta:page-count="21" meta:paragraph-count="361" meta:word-count="4061" meta:character-count="25508"/>
  </office:meta>
</office:document-meta>
</file>